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1354in"/>
    </style:style>
    <style:style style:name="co20" style:family="table-column">
      <style:table-column-properties fo:break-before="auto" style:column-width="1.0783in"/>
    </style:style>
    <style:style style:name="co21" style:family="table-column">
      <style:table-column-properties fo:break-before="auto" style:column-width="2.7193in"/>
    </style:style>
    <style:style style:name="co22" style:family="table-column">
      <style:table-column-properties fo:break-before="auto" style:column-width="1.6374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7" style:family="table-column">
      <style:table-column-properties fo:break-before="auto" style:column-width="0.3728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3709in"/>
    </style:style>
    <style:style style:name="co26" style:family="table-column">
      <style:table-column-properties fo:break-before="auto" style:column-width="0.4146in"/>
    </style:style>
    <style:style style:name="co27" style:family="table-column">
      <style:table-column-properties fo:break-before="auto" style:column-width="1.1138in"/>
    </style:style>
    <style:style style:name="co28" style:family="table-column">
      <style:table-column-properties fo:break-before="auto" style:column-width="0.852in"/>
    </style:style>
    <style:style style:name="co29" style:family="table-column">
      <style:table-column-properties fo:break-before="auto" style:column-width="2.1736in"/>
    </style:style>
    <style:style style:name="ro10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11" style:family="table-row">
      <style:table-row-properties style:row-height="0.6008in" fo:break-before="auto" style:use-optimal-row-height="true"/>
    </style:style>
    <style:style style:name="ro12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0.2728in" fo:break-before="auto" style:use-optimal-row-height="true"/>
    </style:style>
    <style:style style:name="ro15" style:family="table-row">
      <style:table-row-properties style:row-height="0.8701in" fo:break-before="auto" style:use-optimal-row-height="true"/>
    </style:style>
    <style:style style:name="ro16" style:family="table-row">
      <style:table-row-properties style:row-height="0.9118in" fo:break-before="auto" style:use-optimal-row-height="true"/>
    </style:style>
    <style:style style:name="ro17" style:family="table-row">
      <style:table-row-properties style:row-height="1.078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ta4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47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48" style:family="table-cell" style:parent-style-name="Default">
      <style:table-cell-properties fo:padding="0.0417in" style:vertical-align="middle"/>
    </style:style>
    <style:style style:name="ce49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50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54" style:family="table-cell" style:parent-style-name="Result2">
      <style:table-cell-properties fo:padding="0.0417in" style:vertical-align="middle"/>
    </style:style>
    <style:style style:name="ce7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83" style:family="table-cell" style:parent-style-name="Default">
      <style:text-properties style:font-name="Arial" fo:font-size="9pt" style:font-size-asian="9pt" style:font-size-complex="9pt"/>
    </style:style>
    <style:style style:name="ce84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6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87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88" style:family="table-cell" style:parent-style-name="Document_20_Title">
      <style:text-properties style:font-name="Arial" fo:font-size="9pt" style:font-size-asian="9pt" style:font-size-complex="9pt"/>
    </style:style>
    <style:style style:name="ce89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63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72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 fo:border="0.0008in solid #000000"/>
    </style:style>
    <style:style style:name="ce10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1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1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5.C2"/>
    </style:style>
    <style:style style:name="ce115" style:family="table-cell" style:parent-style-name="Default">
      <style:table-cell-properties fo:wrap-option="wrap" fo:border="0.0008in solid #000000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office:forms form:automatic-focus="false" form:apply-design-mode="false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10">
          <table:table-cell table:style-name="ce47" office:value-type="string">
            <text:p>NUS Technology</text:p>
          </table:table-cell>
          <table:table-cell table:style-name="ce48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48" table:number-columns-repeated="1019"/>
          <table:table-cell table:number-columns-repeated="2"/>
        </table:table-row>
        <table:table-row table:style-name="ro2">
          <table:table-cell/>
          <table:table-cell table:style-name="ce48"/>
          <table:table-cell table:style-name="ce81"/>
          <table:table-cell table:style-name="ce48" table:number-columns-repeated="1019"/>
          <table:table-cell table:number-columns-repeated="2"/>
        </table:table-row>
        <table:table-row table:style-name="ro2">
          <table:table-cell/>
          <table:table-cell table:style-name="ce48" table:number-columns-repeated="1021"/>
          <table:table-cell table:number-columns-repeated="2"/>
        </table:table-row>
        <table:table-row table:style-name="ro2" table:number-rows-repeated="2">
          <table:table-cell table:style-name="ce48" table:number-columns-repeated="1022"/>
          <table:table-cell table:number-columns-repeated="2"/>
        </table:table-row>
        <table:table-row table:style-name="ro2">
          <table:table-cell table:style-name="ce48"/>
          <table:table-cell table:style-name="ce54" table:number-columns-repeated="2"/>
          <table:table-cell table:style-name="ce48" table:number-columns-repeated="1019"/>
          <table:table-cell table:number-columns-repeated="2"/>
        </table:table-row>
        <table:table-row table:style-name="ro2" table:number-rows-repeated="2">
          <table:table-cell table:style-name="ce48" table:number-columns-repeated="2"/>
          <table:table-cell/>
          <table:table-cell table:style-name="ce48" table:number-columns-repeated="1019"/>
          <table:table-cell table:number-columns-repeated="2"/>
        </table:table-row>
        <table:table-row table:style-name="ro11">
          <table:table-cell table:style-name="ce49" office:value-type="string">
            <text:p>Timekeeping Information 2015</text:p>
          </table:table-cell>
          <table:table-cell table:style-name="ce48" table:number-columns-repeated="1021"/>
          <table:table-cell table:number-columns-repeated="2"/>
        </table:table-row>
        <table:table-row table:style-name="ro2">
          <table:table-cell table:style-name="ce50" office:value-type="string">
            <text:p>Created by:</text:p>
          </table:table-cell>
          <table:table-cell table:style-name="ce77" office:value-type="string">
            <text:p>Tham Do-Thi</text:p>
          </table:table-cell>
          <table:table-cell table:style-name="ce52"/>
          <table:table-cell table:style-name="ce86" table:number-columns-repeated="1019"/>
          <table:table-cell table:style-name="ce83" table:number-columns-repeated="2"/>
        </table:table-row>
        <table:table-row table:style-name="ro2">
          <table:table-cell table:style-name="ce51" office:value-type="string">
            <text:p>Effective date:</text:p>
          </table:table-cell>
          <table:table-cell table:style-name="ce78" office:value-type="string">
            <text:p>N/A</text:p>
          </table:table-cell>
          <table:table-cell table:style-name="ce52"/>
          <table:table-cell table:style-name="ce86" table:number-columns-repeated="2"/>
          <table:table-cell table:style-name="ce83"/>
          <table:table-cell table:style-name="ce86" table:number-columns-repeated="1016"/>
          <table:table-cell table:style-name="ce83" table:number-columns-repeated="2"/>
        </table:table-row>
        <table:table-row table:style-name="ro2">
          <table:table-cell table:style-name="ce50" office:value-type="string">
            <text:p>Version:</text:p>
          </table:table-cell>
          <table:table-cell table:style-name="ce79" office:value-type="float" office:value="0.5">
            <text:p>0.5</text:p>
          </table:table-cell>
          <table:table-cell table:style-name="ce52"/>
          <table:table-cell table:style-name="ce86" table:number-columns-repeated="2"/>
          <table:table-cell table:style-name="ce88"/>
          <table:table-cell table:style-name="ce86" table:number-columns-repeated="1016"/>
          <table:table-cell table:style-name="ce83" table:number-columns-repeated="2"/>
        </table:table-row>
        <table:table-row table:style-name="ro2">
          <table:table-cell table:style-name="ce52" table:number-columns-repeated="3"/>
          <table:table-cell table:style-name="ce48" table:number-columns-repeated="1019"/>
          <table:table-cell table:number-columns-repeated="2"/>
        </table:table-row>
        <table:table-row table:style-name="ro2">
          <table:table-cell table:style-name="ce48"/>
          <table:table-cell table:style-name="ce12" table:number-columns-repeated="2"/>
          <table:table-cell table:style-name="ce48" table:number-columns-repeated="1019"/>
          <table:table-cell table:number-columns-repeated="2"/>
        </table:table-row>
        <table:table-row table:style-name="ro2" table:number-rows-repeated="2">
          <table:table-cell table:style-name="ce48"/>
          <table:table-cell table:style-name="ce12"/>
          <table:table-cell/>
          <table:table-cell table:style-name="ce48" table:number-columns-repeated="1019"/>
          <table:table-cell table:number-columns-repeated="2"/>
        </table:table-row>
        <table:table-row table:style-name="ro2">
          <table:table-cell table:style-name="ce48"/>
          <table:table-cell table:style-name="ce12" table:number-columns-repeated="2"/>
          <table:table-cell table:style-name="ce48" table:number-columns-repeated="2"/>
          <table:table-cell/>
          <table:table-cell table:style-name="ce48" table:number-columns-repeated="1016"/>
          <table:table-cell table:number-columns-repeated="2"/>
        </table:table-row>
        <table:table-row table:style-name="ro2" table:number-rows-repeated="2">
          <table:table-cell table:style-name="ce48"/>
          <table:table-cell table:style-name="ce12" table:number-columns-repeated="2"/>
          <table:table-cell table:style-name="ce48" table:number-columns-repeated="1019"/>
          <table:table-cell table:number-columns-repeated="2"/>
        </table:table-row>
        <table:table-row table:style-name="ro12">
          <table:table-cell table:style-name="ce48"/>
          <table:table-cell table:style-name="ce12" table:number-columns-repeated="2"/>
          <table:table-cell table:style-name="ce48"/>
          <table:table-cell/>
          <table:table-cell table:style-name="ce89" office:value-type="string">
            <text:p>Office Admin</text:p>
          </table:table-cell>
          <table:table-cell table:style-name="ce48" table:number-columns-repeated="1016"/>
          <table:table-cell table:number-columns-repeated="2"/>
        </table:table-row>
        <table:table-row table:style-name="ro2">
          <table:table-cell table:style-name="ce48"/>
          <table:table-cell table:style-name="ce12" table:number-columns-repeated="2"/>
          <table:table-cell table:style-name="ce48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82"/>
          <table:table-cell table:style-name="ce48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83"/>
          <table:table-cell table:style-name="ce87" table:number-columns-repeated="3"/>
          <table:table-cell table:style-name="ce48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87" table:number-columns-repeated="3"/>
          <table:table-cell table:style-name="ce48" table:number-columns-repeated="1016"/>
          <table:table-cell table:number-columns-repeated="2"/>
        </table:table-row>
        <table:table-row table:style-name="ro2">
          <table:table-cell table:style-name="ce53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84"/>
          <table:table-cell table:style-name="ce87" table:number-columns-repeated="3"/>
          <table:table-cell table:style-name="ce48" table:number-columns-repeated="1016"/>
          <table:table-cell table:number-columns-repeated="2"/>
        </table:table-row>
        <table:table-row table:style-name="ro2">
          <table:table-cell table:style-name="ce48"/>
          <table:table-cell table:number-columns-repeated="2"/>
          <table:table-cell table:style-name="ce48" table:number-columns-repeated="1019"/>
          <table:table-cell table:number-columns-repeated="2"/>
        </table:table-row>
        <table:table-row table:style-name="ro2">
          <table:table-cell table:style-name="ce48"/>
          <table:table-cell table:style-name="ce80"/>
          <table:table-cell table:style-name="ce85"/>
          <table:table-cell table:style-name="ce48" table:number-columns-repeated="1019"/>
          <table:table-cell table:number-columns-repeated="2"/>
        </table:table-row>
        <table:table-row table:style-name="ro2" table:number-rows-repeated="5">
          <table:table-cell table:style-name="ce48"/>
          <table:table-cell table:style-name="ce12" table:number-columns-repeated="2"/>
          <table:table-cell table:style-name="ce48" table:number-columns-repeated="1019"/>
          <table:table-cell table:number-columns-repeated="2"/>
        </table:table-row>
        <table:table-row table:style-name="ro2" table:number-rows-repeated="6">
          <table:table-cell table:style-name="ce48"/>
          <table:table-cell table:number-columns-repeated="2"/>
          <table:table-cell table:style-name="ce48" table:number-columns-repeated="1019"/>
          <table:table-cell table:number-columns-repeated="2"/>
        </table:table-row>
        <table:table-row table:style-name="ro2" table:number-rows-repeated="65496">
          <table:table-cell table:style-name="ce48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5" office:value-type="string">
            <text:p>Tham Do-Thi</text:p>
          </table:table-cell>
          <table:table-cell table:style-name="ce36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TienH</text:p>
          </table:table-cell>
          <table:table-cell table:style-name="ce35" office:value-type="string">
            <text:p>Tham Do-Thi</text:p>
          </table:table-cell>
          <table:table-cell table:style-name="ce36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3">
            <text:p>0.3</text:p>
          </table:table-cell>
          <table:table-cell table:style-name="ce35" office:value-type="string">
            <text:p>Update:</text:p>
            <text:p>- Remove HuongDT</text:p>
            <text:p>- Add rows to calculate no of off-work / working staffs</text:p>
          </table:table-cell>
          <table:table-cell table:style-name="ce35" office:value-type="string">
            <text:p>Thuy Le-Thi-Thanh</text:p>
          </table:table-cell>
          <table:table-cell table:style-name="ce36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4">
            <text:p>0.4</text:p>
          </table:table-cell>
          <table:table-cell table:style-name="ce35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35" office:value-type="string">
            <text:p>Tham Do-Thi</text:p>
          </table:table-cell>
          <table:table-cell table:style-name="ce36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0.5">
            <text:p>0.5</text:p>
          </table:table-cell>
          <table:table-cell table:style-name="ce35" office:value-type="string">
            <text:p>Update:</text:p>
            <text:p>-Remove HuyNN</text:p>
          </table:table-cell>
          <table:table-cell table:style-name="ce35" office:value-type="string">
            <text:p>Tham Do-Thi</text:p>
          </table:table-cell>
          <table:table-cell table:style-name="ce36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6" table:default-cell-style-name="Default"/>
        <table:table-column table:style-name="co7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5" table:default-cell-style-name="Default"/>
        <table:table-column table:style-name="co29" table:default-cell-style-name="Default"/>
        <table:table-column table:style-name="co7" table:number-columns-repeated="1012" table:default-cell-style-name="Default"/>
        <table:table-row table:style-name="ro14">
          <table:table-cell table:style-name="ce104" office:value-type="string">
            <text:p>Tổng hợp ngày nghỉ 2015</text:p>
          </table:table-cell>
          <table:table-cell table:style-name="ce42" table:number-columns-repeated="11"/>
          <table:table-cell table:number-columns-repeated="1012"/>
        </table:table-row>
        <table:table-row table:style-name="ro14" table:number-rows-repeated="4">
          <table:table-cell table:style-name="ce104"/>
          <table:table-cell table:style-name="ce42" table:number-columns-repeated="11"/>
          <table:table-cell table:number-columns-repeated="1012"/>
        </table:table-row>
        <table:table-row table:style-name="ro15">
          <table:table-cell table:style-name="ce105" office:value-type="string">
            <text:p>No.</text:p>
          </table:table-cell>
          <table:table-cell table:style-name="ce105" office:value-type="string">
            <text:p>Name</text:p>
          </table:table-cell>
          <table:table-cell table:style-name="ce107" office:value-type="string">
            <office:annotation draw:style-name="gr1" draw:text-style-name="P1" svg:width="3.4126in" svg:height="1.3232in" svg:x="2.9559in" svg:y="0.1646in" draw:caption-point-x="-0.7689in" draw:caption-point-y="1.199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107" office:value-type="string">
            <office:annotation draw:style-name="gr2" draw:text-style-name="P1" svg:width="1.1413in" svg:height="0.5457in" svg:x="3.3161in" svg:y="0.7941in" draw:caption-point-x="-0.2402in" draw:caption-point-y="0.569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107" office:value-type="string">
            <text:p>Working To</text:p>
          </table:table-cell>
          <table:table-cell table:style-name="ce107" office:value-type="string">
            <office:annotation draw:style-name="gr3" draw:text-style-name="P1" svg:width="1.1413in" svg:height="0.7012in" svg:x="5.2969in" svg:y="0.7941in" draw:caption-point-x="-0.2622in" draw:caption-point-y="0.569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107" office:value-type="string">
            <office:annotation draw:style-name="gr2" draw:text-style-name="P1" svg:width="1.1413in" svg:height="0.5457in" svg:x="6.1638in" svg:y="0.7941in" draw:caption-point-x="-0.2402in" draw:caption-point-y="0.569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07" office:value-type="string">
            <office:annotation draw:style-name="gr4" draw:text-style-name="P1" svg:width="1.1413in" svg:height="0.3902in" svg:x="7.0528in" svg:y="0.7941in" draw:caption-point-x="-0.2402in" draw:caption-point-y="0.569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107" office:value-type="string">
            <text:p>Remaining Leave Days</text:p>
          </table:table-cell>
          <table:table-cell table:style-name="ce107" office:value-type="string">
            <text:p>Leave Days Already Subtracted From Salary</text:p>
          </table:table-cell>
          <table:table-cell table:style-name="ce107" office:value-type="string">
            <office:annotation office:display="true" draw:style-name="gr5" draw:text-style-name="P1" svg:width="1.9224in" svg:height="1.4787in" svg:x="10.9283in" svg:y="0.4953in" draw:caption-point-x="-1.4484in" draw:caption-point-y="0.868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105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8" office:value-type="float" office:value="2.5">
            <text:p>2.5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7]);DATE(YEAR([.D7]);12;31);NOW())" office:value-type="date" office:date-value="2015-08-12T09:44:58.21">
            <text:p>08/12/15</text:p>
          </table:table-cell>
          <table:table-cell table:style-name="ce11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113" table:formula="of:=SUMPRODUCT([Thong_Tin_Ngay_Nghi_201501.$B$3:.$B$30]=[.B7];[Thong_Tin_Ngay_Nghi_201501.$C$3:.$C$30]) + SUMPRODUCT([Thong_Tin_Ngay_Nghi_201502.$B$5:.$B$36]=[.B7];[Thong_Tin_Ngay_Nghi_201502.$C$5:.$C$36])  + SUMPRODUCT([Thong_Tin_Ngay_Nghi_201503.$B$5:.$B$36]=[.B7];[Thong_Tin_Ngay_Nghi_201503.$C$5:.$C$36])" office:value-type="float" office:value="5">
            <text:p>5</text:p>
          </table:table-cell>
          <table:table-cell table:style-name="ce114" table:formula="of:=SUMPRODUCT([Thong_Tin_Ngay_Nghi_201501.$B$3:.$B$30]=[.B7];[Thong_Tin_Ngay_Nghi_201501.$C$3:.$C$30]) + SUMPRODUCT([Thong_Tin_Ngay_Nghi_201502.$B$5:.$B$36]=[.B7];[Thong_Tin_Ngay_Nghi_201502.$C$5:.$C$36])  + SUMPRODUCT([Thong_Tin_Ngay_Nghi_201503.$B$5:.$B$36]=[.B7];[Thong_Tin_Ngay_Nghi_201503.$C$5:.$C$36])" office:value-type="float" office:value="5">
            <text:p>5</text:p>
          </table:table-cell>
          <table:table-cell table:style-name="ce108" table:formula="of:=IF(DATE(YEAR([.E7]);MONTH([.E7]);DAY([.E7]))&lt;=DATE(YEAR([.E7]);3;31); [.F7]+[.C7]-[.G7]; IF([.G7]-[.C7]&lt;0;[.F7]-[.H7];[.F7]+[.C7]-[.H7]))" office:value-type="float" office:value="4.5">
            <text:p>4.5</text:p>
          </table:table-cell>
          <table:table-cell table:style-name="ce108"/>
          <table:table-cell table:style-name="ce108" table:formula="of:=[.I7]+[.J7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8" office:value-type="float" office:value="8">
            <text:p>8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8]);DATE(YEAR([.D8]);12;31);NOW())" office:value-type="date" office:date-value="2015-08-12T09:44:58.21">
            <text:p>08/12/15</text:p>
          </table:table-cell>
          <table:table-cell table:style-name="ce11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113" table:formula="of:=SUMPRODUCT([Thong_Tin_Ngay_Nghi_201501.$B$3:.$B$30]=[.B8];[Thong_Tin_Ngay_Nghi_201501.$C$3:.$C$30]) + SUMPRODUCT([Thong_Tin_Ngay_Nghi_201502.$B$5:.$B$36]=[.B8];[Thong_Tin_Ngay_Nghi_201502.$C$5:.$C$36])  + SUMPRODUCT([Thong_Tin_Ngay_Nghi_201503.$B$5:.$B$36]=[.B8];[Thong_Tin_Ngay_Nghi_201503.$C$5:.$C$36])" office:value-type="float" office:value="2.5">
            <text:p>2.5</text:p>
          </table:table-cell>
          <table:table-cell table:style-name="ce114" table:formula="of:=SUMPRODUCT([Thong_Tin_Ngay_Nghi_201501.$B$3:.$B$30]=[.B8];[Thong_Tin_Ngay_Nghi_201501.$C$3:.$C$30]) + SUMPRODUCT([Thong_Tin_Ngay_Nghi_201502.$B$5:.$B$36]=[.B8];[Thong_Tin_Ngay_Nghi_201502.$C$5:.$C$36])  + SUMPRODUCT([Thong_Tin_Ngay_Nghi_201503.$B$5:.$B$36]=[.B8];[Thong_Tin_Ngay_Nghi_201503.$C$5:.$C$36])" office:value-type="float" office:value="2.5">
            <text:p>2.5</text:p>
          </table:table-cell>
          <table:table-cell table:style-name="ce108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108"/>
          <table:table-cell table:style-name="ce108" table:formula="of:=[.I8]+[.J8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08" office:value-type="float" office:value="6">
            <text:p>6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9]);DATE(YEAR([.D9]);12;31);NOW())" office:value-type="date" office:date-value="2015-08-12T09:44:58.21">
            <text:p>08/12/15</text:p>
          </table:table-cell>
          <table:table-cell table:style-name="ce11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113" table:formula="of:=SUMPRODUCT([Thong_Tin_Ngay_Nghi_201501.$B$3:.$B$30]=[.B9];[Thong_Tin_Ngay_Nghi_201501.$C$3:.$C$30]) + SUMPRODUCT([Thong_Tin_Ngay_Nghi_201502.$B$5:.$B$36]=[.B9];[Thong_Tin_Ngay_Nghi_201502.$C$5:.$C$36])  + SUMPRODUCT([Thong_Tin_Ngay_Nghi_201503.$B$5:.$B$36]=[.B9];[Thong_Tin_Ngay_Nghi_201503.$C$5:.$C$36])" office:value-type="float" office:value="5">
            <text:p>5</text:p>
          </table:table-cell>
          <table:table-cell table:style-name="ce114" table:formula="of:=SUMPRODUCT([Thong_Tin_Ngay_Nghi_201501.$B$3:.$B$30]=[.B9];[Thong_Tin_Ngay_Nghi_201501.$C$3:.$C$30]) + SUMPRODUCT([Thong_Tin_Ngay_Nghi_201502.$B$5:.$B$36]=[.B9];[Thong_Tin_Ngay_Nghi_201502.$C$5:.$C$36])  + SUMPRODUCT([Thong_Tin_Ngay_Nghi_201503.$B$5:.$B$36]=[.B9];[Thong_Tin_Ngay_Nghi_201503.$C$5:.$C$36])" office:value-type="float" office:value="5">
            <text:p>5</text:p>
          </table:table-cell>
          <table:table-cell table:style-name="ce108" table:formula="of:=IF(DATE(YEAR([.E9]);MONTH([.E9]);DAY([.E9]))&lt;=DATE(YEAR([.E9]);3;31); [.F9]+[.C9]-[.G9]; IF([.G9]-[.C9]&lt;0;[.F9]-[.H9];[.F9]+[.C9]-[.H9]))" office:value-type="float" office:value="2">
            <text:p>2</text:p>
          </table:table-cell>
          <table:table-cell table:style-name="ce108"/>
          <table:table-cell table:style-name="ce108" table:formula="of:=[.I9]+[.J9]" office:value-type="float" office:value="2">
            <text:p>2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08" office:value-type="float" office:value="2">
            <text:p>2</text:p>
          </table:table-cell>
          <table:table-cell table:style-name="ce110" office:value-type="date" office:date-value="2015-01-01">
            <text:p>01/01/15</text:p>
          </table:table-cell>
          <table:table-cell table:style-name="ce110" office:value-type="date" office:date-value="2015-03-31">
            <text:p>03/31/15</text:p>
          </table:table-cell>
          <table:table-cell table:style-name="ce11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3">
            <text:p>3</text:p>
          </table:table-cell>
          <table:table-cell table:style-name="ce113" table:formula="of:=SUMPRODUCT([Thong_Tin_Ngay_Nghi_201501.$B$3:.$B$30]=[.B10];[Thong_Tin_Ngay_Nghi_201501.$C$3:.$C$30]) + SUMPRODUCT([Thong_Tin_Ngay_Nghi_201502.$B$5:.$B$36]=[.B10];[Thong_Tin_Ngay_Nghi_201502.$C$5:.$C$36])  + SUMPRODUCT([Thong_Tin_Ngay_Nghi_201503.$B$5:.$B$36]=[.B10];[Thong_Tin_Ngay_Nghi_201503.$C$5:.$C$36])" office:value-type="float" office:value="6">
            <text:p>6</text:p>
          </table:table-cell>
          <table:table-cell table:style-name="ce114" table:formula="of:=SUMPRODUCT([Thong_Tin_Ngay_Nghi_201501.$B$3:.$B$30]=[.B10];[Thong_Tin_Ngay_Nghi_201501.$C$3:.$C$30]) + SUMPRODUCT([Thong_Tin_Ngay_Nghi_201502.$B$5:.$B$36]=[.B10];[Thong_Tin_Ngay_Nghi_201502.$C$5:.$C$36])  + SUMPRODUCT([Thong_Tin_Ngay_Nghi_201503.$B$5:.$B$36]=[.B10];[Thong_Tin_Ngay_Nghi_201503.$C$5:.$C$36])" office:value-type="float" office:value="6">
            <text:p>6</text:p>
          </table:table-cell>
          <table:table-cell table:style-name="ce108" table:formula="of:=IF(DATE(YEAR([.E10]);MONTH([.E10]);DAY([.E10]))&lt;=DATE(YEAR([.E10]);3;31); [.F10]+[.C10]-[.G10]; IF([.G10]-[.C10]&lt;0;[.F10]-[.H10];[.F10]+[.C10]-[.H10]))" office:value-type="float" office:value="-1">
            <text:p>-1</text:p>
          </table:table-cell>
          <table:table-cell table:style-name="ce108"/>
          <table:table-cell table:style-name="ce108" table:formula="of:=[.I10]+[.J10]" office:value-type="float" office:value="-1">
            <text:p>-1</text:p>
          </table:table-cell>
          <table:table-cell table:style-name="ce115"/>
          <table:table-cell table:number-columns-repeated="1012"/>
        </table:table-row>
        <table:table-row table:style-name="ro1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8" office:value-type="float" office:value="2">
            <text:p>2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1]);DATE(YEAR([.D11]);12;31);NOW())" office:value-type="date" office:date-value="2015-08-12T09:44:58.22">
            <text:p>08/12/15</text:p>
          </table:table-cell>
          <table:table-cell table:style-name="ce11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113" table:formula="of:=SUMPRODUCT([Thong_Tin_Ngay_Nghi_201501.$B$3:.$B$30]=[.B11];[Thong_Tin_Ngay_Nghi_201501.$C$3:.$C$30]) + SUMPRODUCT([Thong_Tin_Ngay_Nghi_201502.$B$5:.$B$36]=[.B11];[Thong_Tin_Ngay_Nghi_201502.$C$5:.$C$36])  + SUMPRODUCT([Thong_Tin_Ngay_Nghi_201503.$B$5:.$B$36]=[.B11];[Thong_Tin_Ngay_Nghi_201503.$C$5:.$C$36])" office:value-type="float" office:value="8.5">
            <text:p>8.5</text:p>
          </table:table-cell>
          <table:table-cell table:style-name="ce114" table:formula="of:=SUMPRODUCT([Thong_Tin_Ngay_Nghi_201501.$B$3:.$B$30]=[.B11];[Thong_Tin_Ngay_Nghi_201501.$C$3:.$C$30]) + SUMPRODUCT([Thong_Tin_Ngay_Nghi_201502.$B$5:.$B$36]=[.B11];[Thong_Tin_Ngay_Nghi_201502.$C$5:.$C$36])  + SUMPRODUCT([Thong_Tin_Ngay_Nghi_201503.$B$5:.$B$36]=[.B11];[Thong_Tin_Ngay_Nghi_201503.$C$5:.$C$36])" office:value-type="float" office:value="8.5">
            <text:p>8.5</text:p>
          </table:table-cell>
          <table:table-cell table:style-name="ce108" table:formula="of:=IF(DATE(YEAR([.E11]);MONTH([.E11]);DAY([.E11]))&lt;=DATE(YEAR([.E11]);3;31); [.F11]+[.C11]-[.G11]; IF([.G11]-[.C11]&lt;0;[.F11]-[.H11];[.F11]+[.C11]-[.H11]))" office:value-type="float" office:value="0.5">
            <text:p>0.5</text:p>
          </table:table-cell>
          <table:table-cell table:style-name="ce108" office:value-type="float" office:value="3.5">
            <text:p>3.5</text:p>
          </table:table-cell>
          <table:table-cell table:style-name="ce108" table:formula="of:=[.I11]+[.J11]" office:value-type="float" office:value="4">
            <text:p>4</text:p>
          </table:table-cell>
          <table:table-cell table:style-name="ce115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08" office:value-type="float" office:value="1">
            <text:p>1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2]);DATE(YEAR([.D12]);12;31);NOW())" office:value-type="date" office:date-value="2015-08-12T09:44:58.22">
            <text:p>08/12/15</text:p>
          </table:table-cell>
          <table:table-cell table:style-name="ce11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113" table:formula="of:=SUMPRODUCT([Thong_Tin_Ngay_Nghi_201501.$B$3:.$B$30]=[.B12];[Thong_Tin_Ngay_Nghi_201501.$C$3:.$C$30]) + SUMPRODUCT([Thong_Tin_Ngay_Nghi_201502.$B$5:.$B$36]=[.B12];[Thong_Tin_Ngay_Nghi_201502.$C$5:.$C$36])  + SUMPRODUCT([Thong_Tin_Ngay_Nghi_201503.$B$5:.$B$36]=[.B12];[Thong_Tin_Ngay_Nghi_201503.$C$5:.$C$36])" office:value-type="float" office:value="3">
            <text:p>3</text:p>
          </table:table-cell>
          <table:table-cell table:style-name="ce114" table:formula="of:=SUMPRODUCT([Thong_Tin_Ngay_Nghi_201501.$B$3:.$B$30]=[.B12];[Thong_Tin_Ngay_Nghi_201501.$C$3:.$C$30]) + SUMPRODUCT([Thong_Tin_Ngay_Nghi_201502.$B$5:.$B$36]=[.B12];[Thong_Tin_Ngay_Nghi_201502.$C$5:.$C$36])  + SUMPRODUCT([Thong_Tin_Ngay_Nghi_201503.$B$5:.$B$36]=[.B12];[Thong_Tin_Ngay_Nghi_201503.$C$5:.$C$36])" office:value-type="float" office:value="3">
            <text:p>3</text:p>
          </table:table-cell>
          <table:table-cell table:style-name="ce108" table:formula="of:=IF(DATE(YEAR([.E12]);MONTH([.E12]);DAY([.E12]))&lt;=DATE(YEAR([.E12]);3;31); [.F12]+[.C12]-[.G12]; IF([.G12]-[.C12]&lt;0;[.F12]-[.H12];[.F12]+[.C12]-[.H12]))" office:value-type="float" office:value="5">
            <text:p>5</text:p>
          </table:table-cell>
          <table:table-cell table:style-name="ce108"/>
          <table:table-cell table:style-name="ce108" table:formula="of:=[.I12]+[.J12]" office:value-type="float" office:value="5">
            <text:p>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4-01">
            <text:p>04/01/15</text:p>
          </table:table-cell>
          <table:table-cell table:style-name="ce110" table:formula="of:=IF(YEAR(NOW())&gt;YEAR([.D13]);DATE(YEAR([.D13]);12;31);NOW())" office:value-type="date" office:date-value="2015-08-12T09:44:58.22">
            <text:p>08/12/15</text:p>
          </table:table-cell>
          <table:table-cell table:style-name="ce11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113" table:formula="of:=SUMPRODUCT([Thong_Tin_Ngay_Nghi_201501.$B$3:.$B$30]=[.B13];[Thong_Tin_Ngay_Nghi_201501.$C$3:.$C$30]) + SUMPRODUCT([Thong_Tin_Ngay_Nghi_201502.$B$5:.$B$36]=[.B13];[Thong_Tin_Ngay_Nghi_201502.$C$5:.$C$36])  + SUMPRODUCT([Thong_Tin_Ngay_Nghi_201503.$B$5:.$B$36]=[.B13];[Thong_Tin_Ngay_Nghi_201503.$C$5:.$C$36])" office:value-type="float" office:value="0">
            <text:p>0</text:p>
          </table:table-cell>
          <table:table-cell table:style-name="ce114" table:formula="of:=SUMPRODUCT([Thong_Tin_Ngay_Nghi_201501.$B$3:.$B$30]=[.B13];[Thong_Tin_Ngay_Nghi_201501.$C$3:.$C$30]) + SUMPRODUCT([Thong_Tin_Ngay_Nghi_201502.$B$5:.$B$36]=[.B13];[Thong_Tin_Ngay_Nghi_201502.$C$5:.$C$36])  + SUMPRODUCT([Thong_Tin_Ngay_Nghi_201503.$B$5:.$B$36]=[.B13];[Thong_Tin_Ngay_Nghi_201503.$C$5:.$C$36])" office:value-type="float" office:value="0">
            <text:p>0</text:p>
          </table:table-cell>
          <table:table-cell table:style-name="ce108" table:formula="of:=IF(DATE(YEAR([.E13]);MONTH([.E13]);DAY([.E13]))&lt;=DATE(YEAR([.E13]);3;31); [.F13]+[.C13]-[.G13]; IF([.G13]-[.C13]&lt;0;[.F13]-[.H13];[.F13]+[.C13]-[.H13]))" office:value-type="float" office:value="4">
            <text:p>4</text:p>
          </table:table-cell>
          <table:table-cell table:style-name="ce108"/>
          <table:table-cell table:style-name="ce108" table:formula="of:=[.I13]+[.J13]" office:value-type="float" office:value="4">
            <text:p>4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106" office:value-type="string">
            <text:p>HangHT</text:p>
          </table:table-cell>
          <table:table-cell table:style-name="ce109" office:value-type="float" office:value="3">
            <text:p>3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4]);DATE(YEAR([.D14]);12;31);NOW())" office:value-type="date" office:date-value="2015-08-12T09:44:58.22">
            <text:p>08/12/15</text:p>
          </table:table-cell>
          <table:table-cell table:style-name="ce11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113" table:formula="of:=SUMPRODUCT([Thong_Tin_Ngay_Nghi_201501.$B$3:.$B$30]=[.B14];[Thong_Tin_Ngay_Nghi_201501.$C$3:.$C$30]) + SUMPRODUCT([Thong_Tin_Ngay_Nghi_201502.$B$5:.$B$36]=[.B14];[Thong_Tin_Ngay_Nghi_201502.$C$5:.$C$36])  + SUMPRODUCT([Thong_Tin_Ngay_Nghi_201503.$B$5:.$B$36]=[.B14];[Thong_Tin_Ngay_Nghi_201503.$C$5:.$C$36])" office:value-type="float" office:value="6">
            <text:p>6</text:p>
          </table:table-cell>
          <table:table-cell table:style-name="ce114" table:formula="of:=SUMPRODUCT([Thong_Tin_Ngay_Nghi_201501.$B$3:.$B$30]=[.B14];[Thong_Tin_Ngay_Nghi_201501.$C$3:.$C$30]) + SUMPRODUCT([Thong_Tin_Ngay_Nghi_201502.$B$5:.$B$36]=[.B14];[Thong_Tin_Ngay_Nghi_201502.$C$5:.$C$36])  + SUMPRODUCT([Thong_Tin_Ngay_Nghi_201503.$B$5:.$B$36]=[.B14];[Thong_Tin_Ngay_Nghi_201503.$C$5:.$C$36])" office:value-type="float" office:value="6">
            <text:p>6</text:p>
          </table:table-cell>
          <table:table-cell table:style-name="ce108" table:formula="of:=IF(DATE(YEAR([.E14]);MONTH([.E14]);DAY([.E14]))&lt;=DATE(YEAR([.E14]);3;31); [.F14]+[.C14]-[.G14]; IF([.G14]-[.C14]&lt;0;[.F14]-[.H14];[.F14]+[.C14]-[.H14]))" office:value-type="float" office:value="4">
            <text:p>4</text:p>
          </table:table-cell>
          <table:table-cell table:style-name="ce108"/>
          <table:table-cell table:style-name="ce108" table:formula="of:=[.I14]+[.J14]" office:value-type="float" office:value="4">
            <text:p>4</text:p>
          </table:table-cell>
          <table:table-cell table:style-name="ce115"/>
          <table:table-cell table:style-name="ce116"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5]);DATE(YEAR([.D15]);12;31);NOW())" office:value-type="date" office:date-value="2015-08-12T09:44:58.22">
            <text:p>08/12/15</text:p>
          </table:table-cell>
          <table:table-cell table:style-name="ce11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113" table:formula="of:=SUMPRODUCT([Thong_Tin_Ngay_Nghi_201501.$B$3:.$B$30]=[.B15];[Thong_Tin_Ngay_Nghi_201501.$C$3:.$C$30]) + SUMPRODUCT([Thong_Tin_Ngay_Nghi_201502.$B$5:.$B$36]=[.B15];[Thong_Tin_Ngay_Nghi_201502.$C$5:.$C$36])  + SUMPRODUCT([Thong_Tin_Ngay_Nghi_201503.$B$5:.$B$36]=[.B15];[Thong_Tin_Ngay_Nghi_201503.$C$5:.$C$36])" office:value-type="float" office:value="7">
            <text:p>7</text:p>
          </table:table-cell>
          <table:table-cell table:style-name="ce114" table:formula="of:=SUMPRODUCT([Thong_Tin_Ngay_Nghi_201501.$B$3:.$B$30]=[.B15];[Thong_Tin_Ngay_Nghi_201501.$C$3:.$C$30]) + SUMPRODUCT([Thong_Tin_Ngay_Nghi_201502.$B$5:.$B$36]=[.B15];[Thong_Tin_Ngay_Nghi_201502.$C$5:.$C$36])  + SUMPRODUCT([Thong_Tin_Ngay_Nghi_201503.$B$5:.$B$36]=[.B15];[Thong_Tin_Ngay_Nghi_201503.$C$5:.$C$36])" office:value-type="float" office:value="7">
            <text:p>7</text:p>
          </table:table-cell>
          <table:table-cell table:style-name="ce108" table:formula="of:=IF(DATE(YEAR([.E15]);MONTH([.E15]);DAY([.E15]))&lt;=DATE(YEAR([.E15]);3;31); [.F15]+[.C15]-[.G15]; IF([.G15]-[.C15]&lt;0;[.F15]-[.H15];[.F15]+[.C15]-[.H15]))" office:value-type="float" office:value="0">
            <text:p>0</text:p>
          </table:table-cell>
          <table:table-cell table:style-name="ce108"/>
          <table:table-cell table:style-name="ce108" table:formula="of:=[.I15]+[.J15]" office:value-type="float" office:value="0">
            <text:p>0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4-01">
            <text:p>04/01/15</text:p>
          </table:table-cell>
          <table:table-cell table:style-name="ce110" table:formula="of:=IF(YEAR(NOW())&gt;YEAR([.D16]);DATE(YEAR([.D16]);12;31);NOW())" office:value-type="date" office:date-value="2015-08-12T09:44:58.22">
            <text:p>08/12/15</text:p>
          </table:table-cell>
          <table:table-cell table:style-name="ce11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113" table:formula="of:=SUMPRODUCT([Thong_Tin_Ngay_Nghi_201501.$B$3:.$B$30]=[.B16];[Thong_Tin_Ngay_Nghi_201501.$C$3:.$C$30]) + SUMPRODUCT([Thong_Tin_Ngay_Nghi_201502.$B$5:.$B$36]=[.B16];[Thong_Tin_Ngay_Nghi_201502.$C$5:.$C$36])  + SUMPRODUCT([Thong_Tin_Ngay_Nghi_201503.$B$5:.$B$36]=[.B16];[Thong_Tin_Ngay_Nghi_201503.$C$5:.$C$36])" office:value-type="float" office:value="0">
            <text:p>0</text:p>
          </table:table-cell>
          <table:table-cell table:style-name="ce114" table:formula="of:=SUMPRODUCT([Thong_Tin_Ngay_Nghi_201501.$B$3:.$B$30]=[.B16];[Thong_Tin_Ngay_Nghi_201501.$C$3:.$C$30]) + SUMPRODUCT([Thong_Tin_Ngay_Nghi_201502.$B$5:.$B$36]=[.B16];[Thong_Tin_Ngay_Nghi_201502.$C$5:.$C$36])  + SUMPRODUCT([Thong_Tin_Ngay_Nghi_201503.$B$5:.$B$36]=[.B16];[Thong_Tin_Ngay_Nghi_201503.$C$5:.$C$36])" office:value-type="float" office:value="0">
            <text:p>0</text:p>
          </table:table-cell>
          <table:table-cell table:style-name="ce108" table:formula="of:=IF(DATE(YEAR([.E16]);MONTH([.E16]);DAY([.E16]))&lt;=DATE(YEAR([.E16]);3;31); [.F16]+[.C16]-[.G16]; IF([.G16]-[.C16]&lt;0;[.F16]-[.H16];[.F16]+[.C16]-[.H16]))" office:value-type="float" office:value="4">
            <text:p>4</text:p>
          </table:table-cell>
          <table:table-cell table:style-name="ce108"/>
          <table:table-cell table:style-name="ce108" table:formula="of:=[.I16]+[.J16]" office:value-type="float" office:value="4">
            <text:p>4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108" office:value-type="float" office:value="8">
            <text:p>8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7]);DATE(YEAR([.D17]);12;31);NOW())" office:value-type="date" office:date-value="2015-08-12T09:44:58.22">
            <text:p>08/12/15</text:p>
          </table:table-cell>
          <table:table-cell table:style-name="ce11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113" table:formula="of:=SUMPRODUCT([Thong_Tin_Ngay_Nghi_201501.$B$3:.$B$30]=[.B17];[Thong_Tin_Ngay_Nghi_201501.$C$3:.$C$30]) + SUMPRODUCT([Thong_Tin_Ngay_Nghi_201502.$B$5:.$B$36]=[.B17];[Thong_Tin_Ngay_Nghi_201502.$C$5:.$C$36])  + SUMPRODUCT([Thong_Tin_Ngay_Nghi_201503.$B$5:.$B$36]=[.B17];[Thong_Tin_Ngay_Nghi_201503.$C$5:.$C$36])" office:value-type="float" office:value="6">
            <text:p>6</text:p>
          </table:table-cell>
          <table:table-cell table:style-name="ce114" table:formula="of:=SUMPRODUCT([Thong_Tin_Ngay_Nghi_201501.$B$3:.$B$30]=[.B17];[Thong_Tin_Ngay_Nghi_201501.$C$3:.$C$30]) + SUMPRODUCT([Thong_Tin_Ngay_Nghi_201502.$B$5:.$B$36]=[.B17];[Thong_Tin_Ngay_Nghi_201502.$C$5:.$C$36])  + SUMPRODUCT([Thong_Tin_Ngay_Nghi_201503.$B$5:.$B$36]=[.B17];[Thong_Tin_Ngay_Nghi_201503.$C$5:.$C$36])" office:value-type="float" office:value="6">
            <text:p>6</text:p>
          </table:table-cell>
          <table:table-cell table:style-name="ce108" table:formula="of:=IF(DATE(YEAR([.E17]);MONTH([.E17]);DAY([.E17]))&lt;=DATE(YEAR([.E17]);3;31); [.F17]+[.C17]-[.G17]; IF([.G17]-[.C17]&lt;0;[.F17]-[.H17];[.F17]+[.C17]-[.H17]))" office:value-type="float" office:value="1">
            <text:p>1</text:p>
          </table:table-cell>
          <table:table-cell table:style-name="ce108"/>
          <table:table-cell table:style-name="ce108" table:formula="of:=[.I17]+[.J17]" office:value-type="float" office:value="1">
            <text:p>1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108" office:value-type="float" office:value="2">
            <text:p>2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8]);DATE(YEAR([.D18]);12;31);NOW())" office:value-type="date" office:date-value="2015-08-12T09:44:58.22">
            <text:p>08/12/15</text:p>
          </table:table-cell>
          <table:table-cell table:style-name="ce11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113" table:formula="of:=SUMPRODUCT([Thong_Tin_Ngay_Nghi_201501.$B$3:.$B$30]=[.B18];[Thong_Tin_Ngay_Nghi_201501.$C$3:.$C$30]) + SUMPRODUCT([Thong_Tin_Ngay_Nghi_201502.$B$5:.$B$36]=[.B18];[Thong_Tin_Ngay_Nghi_201502.$C$5:.$C$36])  + SUMPRODUCT([Thong_Tin_Ngay_Nghi_201503.$B$5:.$B$36]=[.B18];[Thong_Tin_Ngay_Nghi_201503.$C$5:.$C$36])" office:value-type="float" office:value="3.5">
            <text:p>3.5</text:p>
          </table:table-cell>
          <table:table-cell table:style-name="ce114" table:formula="of:=SUMPRODUCT([Thong_Tin_Ngay_Nghi_201501.$B$3:.$B$30]=[.B18];[Thong_Tin_Ngay_Nghi_201501.$C$3:.$C$30]) + SUMPRODUCT([Thong_Tin_Ngay_Nghi_201502.$B$5:.$B$36]=[.B18];[Thong_Tin_Ngay_Nghi_201502.$C$5:.$C$36])  + SUMPRODUCT([Thong_Tin_Ngay_Nghi_201503.$B$5:.$B$36]=[.B18];[Thong_Tin_Ngay_Nghi_201503.$C$5:.$C$36])" office:value-type="float" office:value="3.5">
            <text:p>3.5</text:p>
          </table:table-cell>
          <table:table-cell table:style-name="ce108" table:formula="of:=IF(DATE(YEAR([.E18]);MONTH([.E18]);DAY([.E18]))&lt;=DATE(YEAR([.E18]);3;31); [.F18]+[.C18]-[.G18]; IF([.G18]-[.C18]&lt;0;[.F18]-[.H18];[.F18]+[.C18]-[.H18]))" office:value-type="float" office:value="5.5">
            <text:p>5.5</text:p>
          </table:table-cell>
          <table:table-cell table:style-name="ce108"/>
          <table:table-cell table:style-name="ce108" table:formula="of:=[.I18]+[.J18]" office:value-type="float" office:value="5.5">
            <text:p>5.5</text:p>
          </table:table-cell>
          <table:table-cell table:style-name="ce115"/>
          <table:table-cell table:number-columns-repeated="1012"/>
        </table:table-row>
        <table:table-row table:style-name="ro17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19]);DATE(YEAR([.D19]);12;31);NOW())" office:value-type="date" office:date-value="2015-08-12T09:44:58.23">
            <text:p>08/12/15</text:p>
          </table:table-cell>
          <table:table-cell table:style-name="ce11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113" table:formula="of:=SUMPRODUCT([Thong_Tin_Ngay_Nghi_201501.$B$3:.$B$30]=[.B19];[Thong_Tin_Ngay_Nghi_201501.$C$3:.$C$30]) + SUMPRODUCT([Thong_Tin_Ngay_Nghi_201502.$B$5:.$B$36]=[.B19];[Thong_Tin_Ngay_Nghi_201502.$C$5:.$C$36])  + SUMPRODUCT([Thong_Tin_Ngay_Nghi_201503.$B$5:.$B$36]=[.B19];[Thong_Tin_Ngay_Nghi_201503.$C$5:.$C$36])" office:value-type="float" office:value="1.5">
            <text:p>1.5</text:p>
          </table:table-cell>
          <table:table-cell table:style-name="ce114" table:formula="of:=SUMPRODUCT([Thong_Tin_Ngay_Nghi_201501.$B$3:.$B$30]=[.B19];[Thong_Tin_Ngay_Nghi_201501.$C$3:.$C$30]) + SUMPRODUCT([Thong_Tin_Ngay_Nghi_201502.$B$5:.$B$36]=[.B19];[Thong_Tin_Ngay_Nghi_201502.$C$5:.$C$36])  + SUMPRODUCT([Thong_Tin_Ngay_Nghi_201503.$B$5:.$B$36]=[.B19];[Thong_Tin_Ngay_Nghi_201503.$C$5:.$C$36])" office:value-type="float" office:value="1.5">
            <text:p>1.5</text:p>
          </table:table-cell>
          <table:table-cell table:style-name="ce108" table:formula="of:=IF(DATE(YEAR([.E19]);MONTH([.E19]);DAY([.E19]))&lt;=DATE(YEAR([.E19]);3;31); [.F19]+[.C19]-[.G19]; IF([.G19]-[.C19]&lt;0;[.F19]-[.H19];[.F19]+[.C19]-[.H19]))" office:value-type="float" office:value="5.5">
            <text:p>5.5</text:p>
          </table:table-cell>
          <table:table-cell table:style-name="ce108" office:value-type="float" office:value="0.5">
            <text:p>0.5</text:p>
          </table:table-cell>
          <table:table-cell table:style-name="ce108" table:formula="of:=[.I19]+[.J19]" office:value-type="float" office:value="6">
            <text:p>6</text:p>
          </table:table-cell>
          <table:table-cell table:style-name="ce115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0]);DATE(YEAR([.D20]);12;31);NOW())" office:value-type="date" office:date-value="2015-08-12T09:44:58.23">
            <text:p>08/12/15</text:p>
          </table:table-cell>
          <table:table-cell table:style-name="ce11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113" table:formula="of:=SUMPRODUCT([Thong_Tin_Ngay_Nghi_201501.$B$3:.$B$30]=[.B20];[Thong_Tin_Ngay_Nghi_201501.$C$3:.$C$30]) + SUMPRODUCT([Thong_Tin_Ngay_Nghi_201502.$B$5:.$B$36]=[.B20];[Thong_Tin_Ngay_Nghi_201502.$C$5:.$C$36])  + SUMPRODUCT([Thong_Tin_Ngay_Nghi_201503.$B$5:.$B$36]=[.B20];[Thong_Tin_Ngay_Nghi_201503.$C$5:.$C$36])" office:value-type="float" office:value="15">
            <text:p>15</text:p>
          </table:table-cell>
          <table:table-cell table:style-name="ce114" table:formula="of:=SUMPRODUCT([Thong_Tin_Ngay_Nghi_201501.$B$3:.$B$30]=[.B20];[Thong_Tin_Ngay_Nghi_201501.$C$3:.$C$30]) + SUMPRODUCT([Thong_Tin_Ngay_Nghi_201502.$B$5:.$B$36]=[.B20];[Thong_Tin_Ngay_Nghi_201502.$C$5:.$C$36])  + SUMPRODUCT([Thong_Tin_Ngay_Nghi_201503.$B$5:.$B$36]=[.B20];[Thong_Tin_Ngay_Nghi_201503.$C$5:.$C$36])" office:value-type="float" office:value="15">
            <text:p>15</text:p>
          </table:table-cell>
          <table:table-cell table:style-name="ce108" table:formula="of:=IF(DATE(YEAR([.E20]);MONTH([.E20]);DAY([.E20]))&lt;=DATE(YEAR([.E20]);3;31); [.F20]+[.C20]-[.G20]; IF([.G20]-[.C20]&lt;0;[.F20]-[.H20];[.F20]+[.C20]-[.H20]))" office:value-type="float" office:value="-8">
            <text:p>-8</text:p>
          </table:table-cell>
          <table:table-cell table:style-name="ce108"/>
          <table:table-cell table:style-name="ce108" table:formula="of:=[.I20]+[.J20]" office:value-type="float" office:value="-8">
            <text:p>-8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ocNPQ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1]);DATE(YEAR([.D21]);12;31);NOW())" office:value-type="date" office:date-value="2015-08-12T09:44:58.23">
            <text:p>08/12/15</text:p>
          </table:table-cell>
          <table:table-cell table:style-name="ce11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113" table:formula="of:=SUMPRODUCT([Thong_Tin_Ngay_Nghi_201501.$B$3:.$B$30]=[.B21];[Thong_Tin_Ngay_Nghi_201501.$C$3:.$C$30]) + SUMPRODUCT([Thong_Tin_Ngay_Nghi_201502.$B$5:.$B$36]=[.B21];[Thong_Tin_Ngay_Nghi_201502.$C$5:.$C$36])  + SUMPRODUCT([Thong_Tin_Ngay_Nghi_201503.$B$5:.$B$36]=[.B21];[Thong_Tin_Ngay_Nghi_201503.$C$5:.$C$36])" office:value-type="float" office:value="9">
            <text:p>9</text:p>
          </table:table-cell>
          <table:table-cell table:style-name="ce114" table:formula="of:=SUMPRODUCT([Thong_Tin_Ngay_Nghi_201501.$B$3:.$B$30]=[.B21];[Thong_Tin_Ngay_Nghi_201501.$C$3:.$C$30]) + SUMPRODUCT([Thong_Tin_Ngay_Nghi_201502.$B$5:.$B$36]=[.B21];[Thong_Tin_Ngay_Nghi_201502.$C$5:.$C$36])  + SUMPRODUCT([Thong_Tin_Ngay_Nghi_201503.$B$5:.$B$36]=[.B21];[Thong_Tin_Ngay_Nghi_201503.$C$5:.$C$36])" office:value-type="float" office:value="9">
            <text:p>9</text:p>
          </table:table-cell>
          <table:table-cell table:style-name="ce108" table:formula="of:=IF(DATE(YEAR([.E21]);MONTH([.E21]);DAY([.E21]))&lt;=DATE(YEAR([.E21]);3;31); [.F21]+[.C21]-[.G21]; IF([.G21]-[.C21]&lt;0;[.F21]-[.H21];[.F21]+[.C21]-[.H21]))" office:value-type="float" office:value="-2">
            <text:p>-2</text:p>
          </table:table-cell>
          <table:table-cell table:style-name="ce108"/>
          <table:table-cell table:style-name="ce108" table:formula="of:=[.I21]+[.J21]" office:value-type="float" office:value="-2">
            <text:p>-2</text:p>
          </table:table-cell>
          <table:table-cell table:style-name="ce115"/>
          <table:table-cell table:number-columns-repeated="1012"/>
        </table:table-row>
        <table:table-row table:style-name="ro1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2]);DATE(YEAR([.D22]);12;31);NOW())" office:value-type="date" office:date-value="2015-08-12T09:44:58.23">
            <text:p>08/12/15</text:p>
          </table:table-cell>
          <table:table-cell table:style-name="ce11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113" table:formula="of:=SUMPRODUCT([Thong_Tin_Ngay_Nghi_201501.$B$3:.$B$30]=[.B22];[Thong_Tin_Ngay_Nghi_201501.$C$3:.$C$30]) + SUMPRODUCT([Thong_Tin_Ngay_Nghi_201502.$B$5:.$B$36]=[.B22];[Thong_Tin_Ngay_Nghi_201502.$C$5:.$C$36])  + SUMPRODUCT([Thong_Tin_Ngay_Nghi_201503.$B$5:.$B$36]=[.B22];[Thong_Tin_Ngay_Nghi_201503.$C$5:.$C$36])" office:value-type="float" office:value="9">
            <text:p>9</text:p>
          </table:table-cell>
          <table:table-cell table:style-name="ce114" table:formula="of:=SUMPRODUCT([Thong_Tin_Ngay_Nghi_201501.$B$3:.$B$30]=[.B22];[Thong_Tin_Ngay_Nghi_201501.$C$3:.$C$30]) + SUMPRODUCT([Thong_Tin_Ngay_Nghi_201502.$B$5:.$B$36]=[.B22];[Thong_Tin_Ngay_Nghi_201502.$C$5:.$C$36])  + SUMPRODUCT([Thong_Tin_Ngay_Nghi_201503.$B$5:.$B$36]=[.B22];[Thong_Tin_Ngay_Nghi_201503.$C$5:.$C$36])" office:value-type="float" office:value="9">
            <text:p>9</text:p>
          </table:table-cell>
          <table:table-cell table:style-name="ce108" table:formula="of:=IF(DATE(YEAR([.E22]);MONTH([.E22]);DAY([.E22]))&lt;=DATE(YEAR([.E22]);3;31); [.F22]+[.C22]-[.G22]; IF([.G22]-[.C22]&lt;0;[.F22]-[.H22];[.F22]+[.C22]-[.H22]))" office:value-type="float" office:value="-2">
            <text:p>-2</text:p>
          </table:table-cell>
          <table:table-cell table:style-name="ce108" office:value-type="float" office:value="7">
            <text:p>7</text:p>
          </table:table-cell>
          <table:table-cell table:style-name="ce108" table:formula="of:=[.I22]+[.J22]" office:value-type="float" office:value="5">
            <text:p>5</text:p>
          </table:table-cell>
          <table:table-cell table:style-name="ce115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3]);DATE(YEAR([.D23]);12;31);NOW())" office:value-type="date" office:date-value="2015-08-12T09:44:58.23">
            <text:p>08/12/15</text:p>
          </table:table-cell>
          <table:table-cell table:style-name="ce11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113" table:formula="of:=SUMPRODUCT([Thong_Tin_Ngay_Nghi_201501.$B$3:.$B$30]=[.B23];[Thong_Tin_Ngay_Nghi_201501.$C$3:.$C$30]) + SUMPRODUCT([Thong_Tin_Ngay_Nghi_201502.$B$5:.$B$36]=[.B23];[Thong_Tin_Ngay_Nghi_201502.$C$5:.$C$36])  + SUMPRODUCT([Thong_Tin_Ngay_Nghi_201503.$B$5:.$B$36]=[.B23];[Thong_Tin_Ngay_Nghi_201503.$C$5:.$C$36])" office:value-type="float" office:value="2.5">
            <text:p>2.5</text:p>
          </table:table-cell>
          <table:table-cell table:style-name="ce114" table:formula="of:=SUMPRODUCT([Thong_Tin_Ngay_Nghi_201501.$B$3:.$B$30]=[.B23];[Thong_Tin_Ngay_Nghi_201501.$C$3:.$C$30]) + SUMPRODUCT([Thong_Tin_Ngay_Nghi_201502.$B$5:.$B$36]=[.B23];[Thong_Tin_Ngay_Nghi_201502.$C$5:.$C$36])  + SUMPRODUCT([Thong_Tin_Ngay_Nghi_201503.$B$5:.$B$36]=[.B23];[Thong_Tin_Ngay_Nghi_201503.$C$5:.$C$36])" office:value-type="float" office:value="2.5">
            <text:p>2.5</text:p>
          </table:table-cell>
          <table:table-cell table:style-name="ce108" table:formula="of:=IF(DATE(YEAR([.E23]);MONTH([.E23]);DAY([.E23]))&lt;=DATE(YEAR([.E23]);3;31); [.F23]+[.C23]-[.G23]; IF([.G23]-[.C23]&lt;0;[.F23]-[.H23];[.F23]+[.C23]-[.H23]))" office:value-type="float" office:value="4.5">
            <text:p>4.5</text:p>
          </table:table-cell>
          <table:table-cell table:style-name="ce108"/>
          <table:table-cell table:style-name="ce108" table:formula="of:=[.I23]+[.J23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108" office:value-type="float" office:value="2">
            <text:p>2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4]);DATE(YEAR([.D24]);12;31);NOW())" office:value-type="date" office:date-value="2015-08-12T09:44:58.23">
            <text:p>08/12/15</text:p>
          </table:table-cell>
          <table:table-cell table:style-name="ce11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113" table:formula="of:=SUMPRODUCT([Thong_Tin_Ngay_Nghi_201501.$B$3:.$B$30]=[.B24];[Thong_Tin_Ngay_Nghi_201501.$C$3:.$C$30]) + SUMPRODUCT([Thong_Tin_Ngay_Nghi_201502.$B$5:.$B$36]=[.B24];[Thong_Tin_Ngay_Nghi_201502.$C$5:.$C$36])  + SUMPRODUCT([Thong_Tin_Ngay_Nghi_201503.$B$5:.$B$36]=[.B24];[Thong_Tin_Ngay_Nghi_201503.$C$5:.$C$36])" office:value-type="float" office:value="4.5">
            <text:p>4.5</text:p>
          </table:table-cell>
          <table:table-cell table:style-name="ce114" table:formula="of:=SUMPRODUCT([Thong_Tin_Ngay_Nghi_201501.$B$3:.$B$30]=[.B24];[Thong_Tin_Ngay_Nghi_201501.$C$3:.$C$30]) + SUMPRODUCT([Thong_Tin_Ngay_Nghi_201502.$B$5:.$B$36]=[.B24];[Thong_Tin_Ngay_Nghi_201502.$C$5:.$C$36])  + SUMPRODUCT([Thong_Tin_Ngay_Nghi_201503.$B$5:.$B$36]=[.B24];[Thong_Tin_Ngay_Nghi_201503.$C$5:.$C$36])" office:value-type="float" office:value="4.5">
            <text:p>4.5</text:p>
          </table:table-cell>
          <table:table-cell table:style-name="ce108" table:formula="of:=IF(DATE(YEAR([.E24]);MONTH([.E24]);DAY([.E24]))&lt;=DATE(YEAR([.E24]);3;31); [.F24]+[.C24]-[.G24]; IF([.G24]-[.C24]&lt;0;[.F24]-[.H24];[.F24]+[.C24]-[.H24]))" office:value-type="float" office:value="4.5">
            <text:p>4.5</text:p>
          </table:table-cell>
          <table:table-cell table:style-name="ce108"/>
          <table:table-cell table:style-name="ce108" table:formula="of:=[.I24]+[.J24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5]);DATE(YEAR([.D25]);12;31);NOW())" office:value-type="date" office:date-value="2015-08-12T09:44:58.23">
            <text:p>08/12/15</text:p>
          </table:table-cell>
          <table:table-cell table:style-name="ce11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113" table:formula="of:=SUMPRODUCT([Thong_Tin_Ngay_Nghi_201501.$B$3:.$B$30]=[.B25];[Thong_Tin_Ngay_Nghi_201501.$C$3:.$C$30]) + SUMPRODUCT([Thong_Tin_Ngay_Nghi_201502.$B$5:.$B$36]=[.B25];[Thong_Tin_Ngay_Nghi_201502.$C$5:.$C$36])  + SUMPRODUCT([Thong_Tin_Ngay_Nghi_201503.$B$5:.$B$36]=[.B25];[Thong_Tin_Ngay_Nghi_201503.$C$5:.$C$36])" office:value-type="float" office:value="2.5">
            <text:p>2.5</text:p>
          </table:table-cell>
          <table:table-cell table:style-name="ce114" table:formula="of:=SUMPRODUCT([Thong_Tin_Ngay_Nghi_201501.$B$3:.$B$30]=[.B25];[Thong_Tin_Ngay_Nghi_201501.$C$3:.$C$30]) + SUMPRODUCT([Thong_Tin_Ngay_Nghi_201502.$B$5:.$B$36]=[.B25];[Thong_Tin_Ngay_Nghi_201502.$C$5:.$C$36])  + SUMPRODUCT([Thong_Tin_Ngay_Nghi_201503.$B$5:.$B$36]=[.B25];[Thong_Tin_Ngay_Nghi_201503.$C$5:.$C$36])" office:value-type="float" office:value="2.5">
            <text:p>2.5</text:p>
          </table:table-cell>
          <table:table-cell table:style-name="ce108" table:formula="of:=IF(DATE(YEAR([.E25]);MONTH([.E25]);DAY([.E25]))&lt;=DATE(YEAR([.E25]);3;31); [.F25]+[.C25]-[.G25]; IF([.G25]-[.C25]&lt;0;[.F25]-[.H25];[.F25]+[.C25]-[.H25]))" office:value-type="float" office:value="4.5">
            <text:p>4.5</text:p>
          </table:table-cell>
          <table:table-cell table:style-name="ce108"/>
          <table:table-cell table:style-name="ce108" table:formula="of:=[.I25]+[.J25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108" office:value-type="float" office:value="3">
            <text:p>3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6]);DATE(YEAR([.D26]);12;31);NOW())" office:value-type="date" office:date-value="2015-08-12T09:44:58.24">
            <text:p>08/12/15</text:p>
          </table:table-cell>
          <table:table-cell table:style-name="ce11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113" table:formula="of:=SUMPRODUCT([Thong_Tin_Ngay_Nghi_201501.$B$3:.$B$30]=[.B26];[Thong_Tin_Ngay_Nghi_201501.$C$3:.$C$30]) + SUMPRODUCT([Thong_Tin_Ngay_Nghi_201502.$B$5:.$B$36]=[.B26];[Thong_Tin_Ngay_Nghi_201502.$C$5:.$C$36])  + SUMPRODUCT([Thong_Tin_Ngay_Nghi_201503.$B$5:.$B$36]=[.B26];[Thong_Tin_Ngay_Nghi_201503.$C$5:.$C$36])" office:value-type="float" office:value="5">
            <text:p>5</text:p>
          </table:table-cell>
          <table:table-cell table:style-name="ce114" table:formula="of:=SUMPRODUCT([Thong_Tin_Ngay_Nghi_201501.$B$3:.$B$30]=[.B26];[Thong_Tin_Ngay_Nghi_201501.$C$3:.$C$30]) + SUMPRODUCT([Thong_Tin_Ngay_Nghi_201502.$B$5:.$B$36]=[.B26];[Thong_Tin_Ngay_Nghi_201502.$C$5:.$C$36])  + SUMPRODUCT([Thong_Tin_Ngay_Nghi_201503.$B$5:.$B$36]=[.B26];[Thong_Tin_Ngay_Nghi_201503.$C$5:.$C$36])" office:value-type="float" office:value="5">
            <text:p>5</text:p>
          </table:table-cell>
          <table:table-cell table:style-name="ce108" table:formula="of:=IF(DATE(YEAR([.E26]);MONTH([.E26]);DAY([.E26]))&lt;=DATE(YEAR([.E26]);3;31); [.F26]+[.C26]-[.G26]; IF([.G26]-[.C26]&lt;0;[.F26]-[.H26];[.F26]+[.C26]-[.H26]))" office:value-type="float" office:value="5">
            <text:p>5</text:p>
          </table:table-cell>
          <table:table-cell table:style-name="ce108"/>
          <table:table-cell table:style-name="ce108" table:formula="of:=[.I26]+[.J26]" office:value-type="float" office:value="5">
            <text:p>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V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7]);DATE(YEAR([.D27]);12;31);NOW())" office:value-type="date" office:date-value="2015-08-12T09:44:58.24">
            <text:p>08/12/15</text:p>
          </table:table-cell>
          <table:table-cell table:style-name="ce11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113" table:formula="of:=SUMPRODUCT([Thong_Tin_Ngay_Nghi_201501.$B$3:.$B$30]=[.B27];[Thong_Tin_Ngay_Nghi_201501.$C$3:.$C$30]) + SUMPRODUCT([Thong_Tin_Ngay_Nghi_201502.$B$5:.$B$36]=[.B27];[Thong_Tin_Ngay_Nghi_201502.$C$5:.$C$36])  + SUMPRODUCT([Thong_Tin_Ngay_Nghi_201503.$B$5:.$B$36]=[.B27];[Thong_Tin_Ngay_Nghi_201503.$C$5:.$C$36])" office:value-type="float" office:value="2">
            <text:p>2</text:p>
          </table:table-cell>
          <table:table-cell table:style-name="ce114" table:formula="of:=SUMPRODUCT([Thong_Tin_Ngay_Nghi_201501.$B$3:.$B$30]=[.B27];[Thong_Tin_Ngay_Nghi_201501.$C$3:.$C$30]) + SUMPRODUCT([Thong_Tin_Ngay_Nghi_201502.$B$5:.$B$36]=[.B27];[Thong_Tin_Ngay_Nghi_201502.$C$5:.$C$36])  + SUMPRODUCT([Thong_Tin_Ngay_Nghi_201503.$B$5:.$B$36]=[.B27];[Thong_Tin_Ngay_Nghi_201503.$C$5:.$C$36])" office:value-type="float" office:value="2">
            <text:p>2</text:p>
          </table:table-cell>
          <table:table-cell table:style-name="ce108" table:formula="of:=IF(DATE(YEAR([.E27]);MONTH([.E27]);DAY([.E27]))&lt;=DATE(YEAR([.E27]);3;31); [.F27]+[.C27]-[.G27]; IF([.G27]-[.C27]&lt;0;[.F27]-[.H27];[.F27]+[.C27]-[.H27]))" office:value-type="float" office:value="5">
            <text:p>5</text:p>
          </table:table-cell>
          <table:table-cell table:style-name="ce108"/>
          <table:table-cell table:style-name="ce108" table:formula="of:=[.I27]+[.J27]" office:value-type="float" office:value="5">
            <text:p>5</text:p>
          </table:table-cell>
          <table:table-cell table:style-name="ce115"/>
          <table:table-cell table:number-columns-repeated="1012"/>
        </table:table-row>
        <table:table-row table:style-name="ro17">
          <table:table-cell table:style-name="ce41" office:value-type="float" office:value="22">
            <text:p>22</text:p>
          </table:table-cell>
          <table:table-cell table:style-name="ce43" office:value-type="string">
            <text:p>PhongVT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3-02">
            <text:p>03/02/15</text:p>
          </table:table-cell>
          <table:table-cell table:style-name="ce110" table:formula="of:=IF(YEAR(NOW())&gt;YEAR([.D28]);DATE(YEAR([.D28]);12;31);NOW())" office:value-type="date" office:date-value="2015-08-12T09:44:58.24">
            <text:p>08/12/15</text:p>
          </table:table-cell>
          <table:table-cell table:style-name="ce11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113" table:formula="of:=SUMPRODUCT([Thong_Tin_Ngay_Nghi_201501.$B$3:.$B$30]=[.B28];[Thong_Tin_Ngay_Nghi_201501.$C$3:.$C$30]) + SUMPRODUCT([Thong_Tin_Ngay_Nghi_201502.$B$5:.$B$36]=[.B28];[Thong_Tin_Ngay_Nghi_201502.$C$5:.$C$36])  + SUMPRODUCT([Thong_Tin_Ngay_Nghi_201503.$B$5:.$B$36]=[.B28];[Thong_Tin_Ngay_Nghi_201503.$C$5:.$C$36])" office:value-type="float" office:value="1.5">
            <text:p>1.5</text:p>
          </table:table-cell>
          <table:table-cell table:style-name="ce114" table:formula="of:=SUMPRODUCT([Thong_Tin_Ngay_Nghi_201501.$B$3:.$B$30]=[.B28];[Thong_Tin_Ngay_Nghi_201501.$C$3:.$C$30]) + SUMPRODUCT([Thong_Tin_Ngay_Nghi_201502.$B$5:.$B$36]=[.B28];[Thong_Tin_Ngay_Nghi_201502.$C$5:.$C$36])  + SUMPRODUCT([Thong_Tin_Ngay_Nghi_201503.$B$5:.$B$36]=[.B28];[Thong_Tin_Ngay_Nghi_201503.$C$5:.$C$36])" office:value-type="float" office:value="1.5">
            <text:p>1.5</text:p>
          </table:table-cell>
          <table:table-cell table:style-name="ce108" table:formula="of:=IF(DATE(YEAR([.E28]);MONTH([.E28]);DAY([.E28]))&lt;=DATE(YEAR([.E28]);3;31); [.F28]+[.C28]-[.G28]; IF([.G28]-[.C28]&lt;0;[.F28]-[.H28];[.F28]+[.C28]-[.H28]))" office:value-type="float" office:value="3.5">
            <text:p>3.5</text:p>
          </table:table-cell>
          <table:table-cell table:style-name="ce108" office:value-type="float" office:value="1.5">
            <text:p>1.5</text:p>
          </table:table-cell>
          <table:table-cell table:style-name="ce108" table:formula="of:=[.I28]+[.J28]" office:value-type="float" office:value="5">
            <text:p>5</text:p>
          </table:table-cell>
          <table:table-cell table:style-name="ce115" office:value-type="string">
            <text:p>- Đã trừ 1.5 ngày nghỉ vào lương T3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chBK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29]);DATE(YEAR([.D29]);12;31);NOW())" office:value-type="date" office:date-value="2015-08-12T09:44:58.24">
            <text:p>08/12/15</text:p>
          </table:table-cell>
          <table:table-cell table:style-name="ce11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113" table:formula="of:=SUMPRODUCT([Thong_Tin_Ngay_Nghi_201501.$B$3:.$B$30]=[.B29];[Thong_Tin_Ngay_Nghi_201501.$C$3:.$C$30]) + SUMPRODUCT([Thong_Tin_Ngay_Nghi_201502.$B$5:.$B$36]=[.B29];[Thong_Tin_Ngay_Nghi_201502.$C$5:.$C$36])  + SUMPRODUCT([Thong_Tin_Ngay_Nghi_201503.$B$5:.$B$36]=[.B29];[Thong_Tin_Ngay_Nghi_201503.$C$5:.$C$36])" office:value-type="float" office:value="11">
            <text:p>11</text:p>
          </table:table-cell>
          <table:table-cell table:style-name="ce114" table:formula="of:=SUMPRODUCT([Thong_Tin_Ngay_Nghi_201501.$B$3:.$B$30]=[.B29];[Thong_Tin_Ngay_Nghi_201501.$C$3:.$C$30]) + SUMPRODUCT([Thong_Tin_Ngay_Nghi_201502.$B$5:.$B$36]=[.B29];[Thong_Tin_Ngay_Nghi_201502.$C$5:.$C$36])  + SUMPRODUCT([Thong_Tin_Ngay_Nghi_201503.$B$5:.$B$36]=[.B29];[Thong_Tin_Ngay_Nghi_201503.$C$5:.$C$36])" office:value-type="float" office:value="11">
            <text:p>11</text:p>
          </table:table-cell>
          <table:table-cell table:style-name="ce108" table:formula="of:=IF(DATE(YEAR([.E29]);MONTH([.E29]);DAY([.E29]))&lt;=DATE(YEAR([.E29]);3;31); [.F29]+[.C29]-[.G29]; IF([.G29]-[.C29]&lt;0;[.F29]-[.H29];[.F29]+[.C29]-[.H29]))" office:value-type="float" office:value="-4">
            <text:p>-4</text:p>
          </table:table-cell>
          <table:table-cell table:style-name="ce108"/>
          <table:table-cell table:style-name="ce108" table:formula="of:=[.I29]+[.J29]" office:value-type="float" office:value="-4">
            <text:p>-4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DTH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1-02">
            <text:p>01/02/15</text:p>
          </table:table-cell>
          <table:table-cell table:style-name="ce110" table:formula="of:=IF(YEAR(NOW())&gt;YEAR([.D30]);DATE(YEAR([.D30]);12;31);NOW())" office:value-type="date" office:date-value="2015-08-12T09:44:58.24">
            <text:p>08/12/15</text:p>
          </table:table-cell>
          <table:table-cell table:style-name="ce11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113" table:formula="of:=SUMPRODUCT([Thong_Tin_Ngay_Nghi_201501.$B$3:.$B$30]=[.B30];[Thong_Tin_Ngay_Nghi_201501.$C$3:.$C$30]) + SUMPRODUCT([Thong_Tin_Ngay_Nghi_201502.$B$5:.$B$36]=[.B30];[Thong_Tin_Ngay_Nghi_201502.$C$5:.$C$36])  + SUMPRODUCT([Thong_Tin_Ngay_Nghi_201503.$B$5:.$B$36]=[.B30];[Thong_Tin_Ngay_Nghi_201503.$C$5:.$C$36])" office:value-type="float" office:value="2.5">
            <text:p>2.5</text:p>
          </table:table-cell>
          <table:table-cell table:style-name="ce114" table:formula="of:=SUMPRODUCT([Thong_Tin_Ngay_Nghi_201501.$B$3:.$B$30]=[.B30];[Thong_Tin_Ngay_Nghi_201501.$C$3:.$C$30]) + SUMPRODUCT([Thong_Tin_Ngay_Nghi_201502.$B$5:.$B$36]=[.B30];[Thong_Tin_Ngay_Nghi_201502.$C$5:.$C$36])  + SUMPRODUCT([Thong_Tin_Ngay_Nghi_201503.$B$5:.$B$36]=[.B30];[Thong_Tin_Ngay_Nghi_201503.$C$5:.$C$36])" office:value-type="float" office:value="2.5">
            <text:p>2.5</text:p>
          </table:table-cell>
          <table:table-cell table:style-name="ce108" table:formula="of:=IF(DATE(YEAR([.E30]);MONTH([.E30]);DAY([.E30]))&lt;=DATE(YEAR([.E30]);3;31); [.F30]+[.C30]-[.G30]; IF([.G30]-[.C30]&lt;0;[.F30]-[.H30];[.F30]+[.C30]-[.H30]))" office:value-type="float" office:value="4.5">
            <text:p>4.5</text:p>
          </table:table-cell>
          <table:table-cell table:style-name="ce108"/>
          <table:table-cell table:style-name="ce108" table:formula="of:=[.I30]+[.J30]" office:value-type="float" office:value="4.5">
            <text:p>4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106" office:value-type="string">
            <text:p>ThaoTP</text:p>
          </table:table-cell>
          <table:table-cell table:style-name="ce109" office:value-type="float" office:value="0">
            <text:p>0</text:p>
          </table:table-cell>
          <table:table-cell table:style-name="ce110" office:value-type="date" office:date-value="2015-01-01">
            <text:p>01/01/15</text:p>
          </table:table-cell>
          <table:table-cell table:style-name="ce111" table:formula="of:=IF(YEAR(NOW())&gt;YEAR([.D31]);DATE(YEAR([.D31]);12;31);NOW())" office:value-type="date" office:date-value="2015-08-12T09:44:58.24">
            <text:p>08/12/15</text:p>
          </table:table-cell>
          <table:table-cell table:style-name="ce11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113" table:formula="of:=SUMPRODUCT([Thong_Tin_Ngay_Nghi_201501.$B$3:.$B$30]=[.B31];[Thong_Tin_Ngay_Nghi_201501.$C$3:.$C$30]) + SUMPRODUCT([Thong_Tin_Ngay_Nghi_201502.$B$5:.$B$36]=[.B31];[Thong_Tin_Ngay_Nghi_201502.$C$5:.$C$36])  + SUMPRODUCT([Thong_Tin_Ngay_Nghi_201503.$B$5:.$B$36]=[.B31];[Thong_Tin_Ngay_Nghi_201503.$C$5:.$C$36])" office:value-type="float" office:value="4">
            <text:p>4</text:p>
          </table:table-cell>
          <table:table-cell table:style-name="ce114" table:formula="of:=SUMPRODUCT([Thong_Tin_Ngay_Nghi_201501.$B$3:.$B$30]=[.B31];[Thong_Tin_Ngay_Nghi_201501.$C$3:.$C$30]) + SUMPRODUCT([Thong_Tin_Ngay_Nghi_201502.$B$5:.$B$36]=[.B31];[Thong_Tin_Ngay_Nghi_201502.$C$5:.$C$36])  + SUMPRODUCT([Thong_Tin_Ngay_Nghi_201503.$B$5:.$B$36]=[.B31];[Thong_Tin_Ngay_Nghi_201503.$C$5:.$C$36])" office:value-type="float" office:value="4">
            <text:p>4</text:p>
          </table:table-cell>
          <table:table-cell table:style-name="ce108" table:formula="of:=IF(DATE(YEAR([.E31]);MONTH([.E31]);DAY([.E31]))&lt;=DATE(YEAR([.E31]);3;31); [.F31]+[.C31]-[.G31]; IF([.G31]-[.C31]&lt;0;[.F31]-[.H31];[.F31]+[.C31]-[.H31]))" office:value-type="float" office:value="3">
            <text:p>3</text:p>
          </table:table-cell>
          <table:table-cell table:style-name="ce108"/>
          <table:table-cell table:style-name="ce108" table:formula="of:=[.I31]+[.J31]" office:value-type="float" office:value="3">
            <text:p>3</text:p>
          </table:table-cell>
          <table:table-cell table:style-name="ce115"/>
          <table:table-cell table:style-name="ce116"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108" office:value-type="float" office:value="6">
            <text:p>6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32]);DATE(YEAR([.D32]);12;31);NOW())" office:value-type="date" office:date-value="2015-08-12T09:44:58.24">
            <text:p>08/12/15</text:p>
          </table:table-cell>
          <table:table-cell table:style-name="ce11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113" table:formula="of:=SUMPRODUCT([Thong_Tin_Ngay_Nghi_201501.$B$3:.$B$30]=[.B32];[Thong_Tin_Ngay_Nghi_201501.$C$3:.$C$30]) + SUMPRODUCT([Thong_Tin_Ngay_Nghi_201502.$B$5:.$B$36]=[.B32];[Thong_Tin_Ngay_Nghi_201502.$C$5:.$C$36])  + SUMPRODUCT([Thong_Tin_Ngay_Nghi_201503.$B$5:.$B$36]=[.B32];[Thong_Tin_Ngay_Nghi_201503.$C$5:.$C$36])" office:value-type="float" office:value="10">
            <text:p>10</text:p>
          </table:table-cell>
          <table:table-cell table:style-name="ce114" table:formula="of:=SUMPRODUCT([Thong_Tin_Ngay_Nghi_201501.$B$3:.$B$30]=[.B32];[Thong_Tin_Ngay_Nghi_201501.$C$3:.$C$30]) + SUMPRODUCT([Thong_Tin_Ngay_Nghi_201502.$B$5:.$B$36]=[.B32];[Thong_Tin_Ngay_Nghi_201502.$C$5:.$C$36])  + SUMPRODUCT([Thong_Tin_Ngay_Nghi_201503.$B$5:.$B$36]=[.B32];[Thong_Tin_Ngay_Nghi_201503.$C$5:.$C$36])" office:value-type="float" office:value="10">
            <text:p>10</text:p>
          </table:table-cell>
          <table:table-cell table:style-name="ce108" table:formula="of:=IF(DATE(YEAR([.E32]);MONTH([.E32]);DAY([.E32]))&lt;=DATE(YEAR([.E32]);3;31); [.F32]+[.C32]-[.G32]; IF([.G32]-[.C32]&lt;0;[.F32]-[.H32];[.F32]+[.C32]-[.H32]))" office:value-type="float" office:value="3">
            <text:p>3</text:p>
          </table:table-cell>
          <table:table-cell table:style-name="ce108"/>
          <table:table-cell table:style-name="ce108" table:formula="of:=[.I32]+[.J32]" office:value-type="float" office:value="3">
            <text:p>3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uNV</text:p>
          </table:table-cell>
          <table:table-cell table:style-name="ce108" office:value-type="float" office:value="5">
            <text:p>5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33]);DATE(YEAR([.D33]);12;31);NOW())" office:value-type="date" office:date-value="2015-08-12T09:44:58.24">
            <text:p>08/12/15</text:p>
          </table:table-cell>
          <table:table-cell table:style-name="ce11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113" table:formula="of:=SUMPRODUCT([Thong_Tin_Ngay_Nghi_201501.$B$3:.$B$30]=[.B33];[Thong_Tin_Ngay_Nghi_201501.$C$3:.$C$30]) + SUMPRODUCT([Thong_Tin_Ngay_Nghi_201502.$B$5:.$B$36]=[.B33];[Thong_Tin_Ngay_Nghi_201502.$C$5:.$C$36])  + SUMPRODUCT([Thong_Tin_Ngay_Nghi_201503.$B$5:.$B$36]=[.B33];[Thong_Tin_Ngay_Nghi_201503.$C$5:.$C$36])" office:value-type="float" office:value="5.5">
            <text:p>5.5</text:p>
          </table:table-cell>
          <table:table-cell table:style-name="ce114" table:formula="of:=SUMPRODUCT([Thong_Tin_Ngay_Nghi_201501.$B$3:.$B$30]=[.B33];[Thong_Tin_Ngay_Nghi_201501.$C$3:.$C$30]) + SUMPRODUCT([Thong_Tin_Ngay_Nghi_201502.$B$5:.$B$36]=[.B33];[Thong_Tin_Ngay_Nghi_201502.$C$5:.$C$36])  + SUMPRODUCT([Thong_Tin_Ngay_Nghi_201503.$B$5:.$B$36]=[.B33];[Thong_Tin_Ngay_Nghi_201503.$C$5:.$C$36])" office:value-type="float" office:value="5.5">
            <text:p>5.5</text:p>
          </table:table-cell>
          <table:table-cell table:style-name="ce108" table:formula="of:=IF(DATE(YEAR([.E33]);MONTH([.E33]);DAY([.E33]))&lt;=DATE(YEAR([.E33]);3;31); [.F33]+[.C33]-[.G33]; IF([.G33]-[.C33]&lt;0;[.F33]-[.H33];[.F33]+[.C33]-[.H33]))" office:value-type="float" office:value="6.5">
            <text:p>6.5</text:p>
          </table:table-cell>
          <table:table-cell table:style-name="ce108"/>
          <table:table-cell table:style-name="ce108" table:formula="of:=[.I33]+[.J33]" office:value-type="float" office:value="6.5">
            <text:p>6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108" office:value-type="float" office:value="1">
            <text:p>1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34]);DATE(YEAR([.D34]);12;31);NOW())" office:value-type="date" office:date-value="2015-08-12T09:44:58.25">
            <text:p>08/12/15</text:p>
          </table:table-cell>
          <table:table-cell table:style-name="ce11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113" table:formula="of:=SUMPRODUCT([Thong_Tin_Ngay_Nghi_201501.$B$3:.$B$30]=[.B34];[Thong_Tin_Ngay_Nghi_201501.$C$3:.$C$30]) + SUMPRODUCT([Thong_Tin_Ngay_Nghi_201502.$B$5:.$B$36]=[.B34];[Thong_Tin_Ngay_Nghi_201502.$C$5:.$C$36])  + SUMPRODUCT([Thong_Tin_Ngay_Nghi_201503.$B$5:.$B$36]=[.B34];[Thong_Tin_Ngay_Nghi_201503.$C$5:.$C$36])" office:value-type="float" office:value="7.5">
            <text:p>7.5</text:p>
          </table:table-cell>
          <table:table-cell table:style-name="ce114" table:formula="of:=SUMPRODUCT([Thong_Tin_Ngay_Nghi_201501.$B$3:.$B$30]=[.B34];[Thong_Tin_Ngay_Nghi_201501.$C$3:.$C$30]) + SUMPRODUCT([Thong_Tin_Ngay_Nghi_201502.$B$5:.$B$36]=[.B34];[Thong_Tin_Ngay_Nghi_201502.$C$5:.$C$36])  + SUMPRODUCT([Thong_Tin_Ngay_Nghi_201503.$B$5:.$B$36]=[.B34];[Thong_Tin_Ngay_Nghi_201503.$C$5:.$C$36])" office:value-type="float" office:value="7.5">
            <text:p>7.5</text:p>
          </table:table-cell>
          <table:table-cell table:style-name="ce108" table:formula="of:=IF(DATE(YEAR([.E34]);MONTH([.E34]);DAY([.E34]))&lt;=DATE(YEAR([.E34]);3;31); [.F34]+[.C34]-[.G34]; IF([.G34]-[.C34]&lt;0;[.F34]-[.H34];[.F34]+[.C34]-[.H34]))" office:value-type="float" office:value="0.5">
            <text:p>0.5</text:p>
          </table:table-cell>
          <table:table-cell table:style-name="ce108"/>
          <table:table-cell table:style-name="ce108" table:formula="of:=[.I34]+[.J34]" office:value-type="float" office:value="0.5">
            <text:p>0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4-01">
            <text:p>04/01/15</text:p>
          </table:table-cell>
          <table:table-cell table:style-name="ce110" table:formula="of:=IF(YEAR(NOW())&gt;YEAR([.D35]);DATE(YEAR([.D35]);12;31);NOW())" office:value-type="date" office:date-value="2015-08-12T09:44:58.26">
            <text:p>08/12/15</text:p>
          </table:table-cell>
          <table:table-cell table:style-name="ce11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113" table:formula="of:=SUMPRODUCT([Thong_Tin_Ngay_Nghi_201501.$B$3:.$B$30]=[.B35];[Thong_Tin_Ngay_Nghi_201501.$C$3:.$C$30]) + SUMPRODUCT([Thong_Tin_Ngay_Nghi_201502.$B$5:.$B$36]=[.B35];[Thong_Tin_Ngay_Nghi_201502.$C$5:.$C$36])  + SUMPRODUCT([Thong_Tin_Ngay_Nghi_201503.$B$5:.$B$36]=[.B35];[Thong_Tin_Ngay_Nghi_201503.$C$5:.$C$36])" office:value-type="float" office:value="0">
            <text:p>0</text:p>
          </table:table-cell>
          <table:table-cell table:style-name="ce114" table:formula="of:=SUMPRODUCT([Thong_Tin_Ngay_Nghi_201501.$B$3:.$B$30]=[.B35];[Thong_Tin_Ngay_Nghi_201501.$C$3:.$C$30]) + SUMPRODUCT([Thong_Tin_Ngay_Nghi_201502.$B$5:.$B$36]=[.B35];[Thong_Tin_Ngay_Nghi_201502.$C$5:.$C$36])  + SUMPRODUCT([Thong_Tin_Ngay_Nghi_201503.$B$5:.$B$36]=[.B35];[Thong_Tin_Ngay_Nghi_201503.$C$5:.$C$36])" office:value-type="float" office:value="0">
            <text:p>0</text:p>
          </table:table-cell>
          <table:table-cell table:style-name="ce108" table:formula="of:=IF(DATE(YEAR([.E35]);MONTH([.E35]);DAY([.E35]))&lt;=DATE(YEAR([.E35]);3;31); [.F35]+[.C35]-[.G35]; IF([.G35]-[.C35]&lt;0;[.F35]-[.H35];[.F35]+[.C35]-[.H35]))" office:value-type="float" office:value="4">
            <text:p>4</text:p>
          </table:table-cell>
          <table:table-cell table:style-name="ce108"/>
          <table:table-cell table:style-name="ce108" table:formula="of:=[.I35]+[.J35]" office:value-type="float" office:value="4">
            <text:p>4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108" office:value-type="float" office:value="1">
            <text:p>1</text:p>
          </table:table-cell>
          <table:table-cell table:style-name="ce110" office:value-type="date" office:date-value="2015-01-01">
            <text:p>01/01/15</text:p>
          </table:table-cell>
          <table:table-cell table:style-name="ce110" table:formula="of:=IF(YEAR(NOW())&gt;YEAR([.D36]);DATE(YEAR([.D36]);12;31);NOW())" office:value-type="date" office:date-value="2015-08-12T09:44:58.26">
            <text:p>08/12/15</text:p>
          </table:table-cell>
          <table:table-cell table:style-name="ce11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113" table:formula="of:=SUMPRODUCT([Thong_Tin_Ngay_Nghi_201501.$B$3:.$B$30]=[.B36];[Thong_Tin_Ngay_Nghi_201501.$C$3:.$C$30]) + SUMPRODUCT([Thong_Tin_Ngay_Nghi_201502.$B$5:.$B$36]=[.B36];[Thong_Tin_Ngay_Nghi_201502.$C$5:.$C$36])  + SUMPRODUCT([Thong_Tin_Ngay_Nghi_201503.$B$5:.$B$36]=[.B36];[Thong_Tin_Ngay_Nghi_201503.$C$5:.$C$36])" office:value-type="float" office:value="1.5">
            <text:p>1.5</text:p>
          </table:table-cell>
          <table:table-cell table:style-name="ce114" table:formula="of:=SUMPRODUCT([Thong_Tin_Ngay_Nghi_201501.$B$3:.$B$30]=[.B36];[Thong_Tin_Ngay_Nghi_201501.$C$3:.$C$30]) + SUMPRODUCT([Thong_Tin_Ngay_Nghi_201502.$B$5:.$B$36]=[.B36];[Thong_Tin_Ngay_Nghi_201502.$C$5:.$C$36])  + SUMPRODUCT([Thong_Tin_Ngay_Nghi_201503.$B$5:.$B$36]=[.B36];[Thong_Tin_Ngay_Nghi_201503.$C$5:.$C$36])" office:value-type="float" office:value="1.5">
            <text:p>1.5</text:p>
          </table:table-cell>
          <table:table-cell table:style-name="ce108" table:formula="of:=IF(DATE(YEAR([.E36]);MONTH([.E36]);DAY([.E36]))&lt;=DATE(YEAR([.E36]);3;31); [.F36]+[.C36]-[.G36]; IF([.G36]-[.C36]&lt;0;[.F36]-[.H36];[.F36]+[.C36]-[.H36]))" office:value-type="float" office:value="6.5">
            <text:p>6.5</text:p>
          </table:table-cell>
          <table:table-cell table:style-name="ce108"/>
          <table:table-cell table:style-name="ce108" table:formula="of:=[.I36]+[.J36]" office:value-type="float" office:value="6.5">
            <text:p>6.5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TH</text:p>
          </table:table-cell>
          <table:table-cell table:style-name="ce108" office:value-type="float" office:value="0.5">
            <text:p>0.5</text:p>
          </table:table-cell>
          <table:table-cell table:style-name="ce110" office:value-type="date" office:date-value="2015-01-05">
            <text:p>01/05/15</text:p>
          </table:table-cell>
          <table:table-cell table:style-name="ce110" table:formula="of:=IF(YEAR(NOW())&gt;YEAR([.D37]);DATE(YEAR([.D37]);12;31);NOW())" office:value-type="date" office:date-value="2015-08-12T09:44:58.26">
            <text:p>08/12/15</text:p>
          </table:table-cell>
          <table:table-cell table:style-name="ce11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113" table:formula="of:=SUMPRODUCT([Thong_Tin_Ngay_Nghi_201501.$B$3:.$B$30]=[.B37];[Thong_Tin_Ngay_Nghi_201501.$C$3:.$C$30]) + SUMPRODUCT([Thong_Tin_Ngay_Nghi_201502.$B$5:.$B$36]=[.B37];[Thong_Tin_Ngay_Nghi_201502.$C$5:.$C$36])  + SUMPRODUCT([Thong_Tin_Ngay_Nghi_201503.$B$5:.$B$36]=[.B37];[Thong_Tin_Ngay_Nghi_201503.$C$5:.$C$36])" office:value-type="float" office:value="8.5">
            <text:p>8.5</text:p>
          </table:table-cell>
          <table:table-cell table:style-name="ce114" table:formula="of:=SUMPRODUCT([Thong_Tin_Ngay_Nghi_201501.$B$3:.$B$30]=[.B37];[Thong_Tin_Ngay_Nghi_201501.$C$3:.$C$30]) + SUMPRODUCT([Thong_Tin_Ngay_Nghi_201502.$B$5:.$B$36]=[.B37];[Thong_Tin_Ngay_Nghi_201502.$C$5:.$C$36])  + SUMPRODUCT([Thong_Tin_Ngay_Nghi_201503.$B$5:.$B$36]=[.B37];[Thong_Tin_Ngay_Nghi_201503.$C$5:.$C$36])" office:value-type="float" office:value="8.5">
            <text:p>8.5</text:p>
          </table:table-cell>
          <table:table-cell table:style-name="ce108" table:formula="of:=IF(DATE(YEAR([.E37]);MONTH([.E37]);DAY([.E37]))&lt;=DATE(YEAR([.E37]);3;31); [.F37]+[.C37]-[.G37]; IF([.G37]-[.C37]&lt;0;[.F37]-[.H37];[.F37]+[.C37]-[.H37]))" office:value-type="float" office:value="-1">
            <text:p>-1</text:p>
          </table:table-cell>
          <table:table-cell table:style-name="ce108"/>
          <table:table-cell table:style-name="ce108" table:formula="of:=[.I37]+[.J37]" office:value-type="float" office:value="-1">
            <text:p>-1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108" office:value-type="float" office:value="0">
            <text:p>0</text:p>
          </table:table-cell>
          <table:table-cell table:style-name="ce110" office:value-type="date" office:date-value="2015-04-01">
            <text:p>04/01/15</text:p>
          </table:table-cell>
          <table:table-cell table:style-name="ce110" table:formula="of:=IF(YEAR(NOW())&gt;YEAR([.D38]);DATE(YEAR([.D38]);12;31);NOW())" office:value-type="date" office:date-value="2015-08-12T09:44:58.26">
            <text:p>08/12/15</text:p>
          </table:table-cell>
          <table:table-cell table:style-name="ce11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113" table:formula="of:=SUMPRODUCT([Thong_Tin_Ngay_Nghi_201501.$B$3:.$B$30]=[.B38];[Thong_Tin_Ngay_Nghi_201501.$C$3:.$C$30]) + SUMPRODUCT([Thong_Tin_Ngay_Nghi_201502.$B$5:.$B$36]=[.B38];[Thong_Tin_Ngay_Nghi_201502.$C$5:.$C$36])  + SUMPRODUCT([Thong_Tin_Ngay_Nghi_201503.$B$5:.$B$36]=[.B38];[Thong_Tin_Ngay_Nghi_201503.$C$5:.$C$36])" office:value-type="float" office:value="0">
            <text:p>0</text:p>
          </table:table-cell>
          <table:table-cell table:style-name="ce114" table:formula="of:=SUMPRODUCT([Thong_Tin_Ngay_Nghi_201501.$B$3:.$B$30]=[.B38];[Thong_Tin_Ngay_Nghi_201501.$C$3:.$C$30]) + SUMPRODUCT([Thong_Tin_Ngay_Nghi_201502.$B$5:.$B$36]=[.B38];[Thong_Tin_Ngay_Nghi_201502.$C$5:.$C$36])  + SUMPRODUCT([Thong_Tin_Ngay_Nghi_201503.$B$5:.$B$36]=[.B38];[Thong_Tin_Ngay_Nghi_201503.$C$5:.$C$36])" office:value-type="float" office:value="0">
            <text:p>0</text:p>
          </table:table-cell>
          <table:table-cell table:style-name="ce108" table:formula="of:=IF(DATE(YEAR([.E38]);MONTH([.E38]);DAY([.E38]))&lt;=DATE(YEAR([.E38]);3;31); [.F38]+[.C38]-[.G38]; IF([.G38]-[.C38]&lt;0;[.F38]-[.H38];[.F38]+[.C38]-[.H38]))" office:value-type="float" office:value="4">
            <text:p>4</text:p>
          </table:table-cell>
          <table:table-cell table:style-name="ce108"/>
          <table:table-cell table:style-name="ce108" table:formula="of:=[.I38]+[.J38]" office:value-type="float" office:value="4">
            <text:p>4</text:p>
          </table:table-cell>
          <table:table-cell table:style-name="ce115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63"/>
          <table:table-cell table:style-name="ce42" table:number-columns-repeated="2"/>
          <table:table-cell table:style-name="ce65" office:value-type="string" table:number-columns-spanned="31" table:number-rows-spanned="1">
            <text:p>January</text:p>
          </table:table-cell>
          <table:covered-table-cell table:number-columns-repeated="30" table:style-name="ce68"/>
          <table:table-cell table:style-name="ce70" table:number-columns-repeated="975"/>
        </table:table-row>
        <table:table-row table:style-name="ro6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3" office:value-type="string">
            <text:p>Absent</text:p>
          </table:table-cell>
          <table:table-cell table:style-name="ce66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6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6" office:value-type="float" office:value="-3">
            <text:p>-3</text:p>
          </table:table-cell>
          <table:table-cell table:style-name="ce66" office:value-type="float" office:value="-4">
            <text:p>-4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6" office:value-type="float" office:value="-11">
            <text:p>-1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3">
            <text:p>13</text:p>
          </table:table-cell>
          <table:table-cell table:style-name="ce66" office:value-type="float" office:value="14">
            <text:p>14</text:p>
          </table:table-cell>
          <table:table-cell table:style-name="ce66" office:value-type="float" office:value="15">
            <text:p>15</text:p>
          </table:table-cell>
          <table:table-cell table:style-name="ce66" office:value-type="float" office:value="16">
            <text:p>16</text:p>
          </table:table-cell>
          <table:table-cell table:style-name="ce69" office:value-type="float" office:value="-17">
            <text:p>-17</text:p>
          </table:table-cell>
          <table:table-cell table:style-name="ce66" office:value-type="float" office:value="-18">
            <text:p>-18</text:p>
          </table:table-cell>
          <table:table-cell table:style-name="ce66" office:value-type="float" office:value="19">
            <text:p>19</text:p>
          </table:table-cell>
          <table:table-cell table:style-name="ce66" office:value-type="float" office:value="20">
            <text:p>20</text:p>
          </table:table-cell>
          <table:table-cell table:style-name="ce66" office:value-type="float" office:value="21">
            <text:p>21</text:p>
          </table:table-cell>
          <table:table-cell table:style-name="ce66" office:value-type="float" office:value="22">
            <text:p>22</text:p>
          </table:table-cell>
          <table:table-cell table:style-name="ce66" office:value-type="float" office:value="23">
            <text:p>23</text:p>
          </table:table-cell>
          <table:table-cell table:style-name="ce66" office:value-type="float" office:value="-24">
            <text:p>-24</text:p>
          </table:table-cell>
          <table:table-cell table:style-name="ce66" office:value-type="float" office:value="-25">
            <text:p>-25</text:p>
          </table:table-cell>
          <table:table-cell table:style-name="ce66" office:value-type="float" office:value="26">
            <text:p>26</text:p>
          </table:table-cell>
          <table:table-cell table:style-name="ce66" office:value-type="float" office:value="27">
            <text:p>27</text:p>
          </table:table-cell>
          <table:table-cell table:style-name="ce66" office:value-type="float" office:value="28">
            <text:p>28</text:p>
          </table:table-cell>
          <table:table-cell table:style-name="ce66" office:value-type="float" office:value="29">
            <text:p>29</text:p>
          </table:table-cell>
          <table:table-cell table:style-name="ce66" office:value-type="float" office:value="30">
            <text:p>30</text:p>
          </table:table-cell>
          <table:table-cell table:style-name="ce66" office:value-type="float" office:value="-31">
            <text:p>-31</text:p>
          </table:table-cell>
          <table:table-cell table:style-name="ce70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4" table:formula="of:=SUM([.D3:.AH3])" office:value-type="float" office:value="3">
            <text:p>3</text:p>
          </table:table-cell>
          <table:table-cell table:style-name="ce67" table:number-columns-repeated="11"/>
          <table:table-cell table:style-name="ce67" office:value-type="float" office:value="0">
            <office:annotation draw:style-name="gr3" draw:text-style-name="P1" svg:width="1.1413in" svg:height="0.7012in" svg:x="6.6224in" svg:y="0.013in" draw:caption-point-x="-0.2402in" draw:caption-point-y="0.4717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9.578in" svg:y="0.013in" draw:caption-point-x="-0.2402in" draw:caption-point-y="0.4717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number-columns-repeated="2" table:style-name="ce67" office:value-type="float" office:value="1">
            <text:p>1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4" table:formula="of:=SUM([.D4:.AH4])" office:value-type="float" office:value="2.5">
            <text:p>2.5</text:p>
          </table:table-cell>
          <table:table-cell table:style-name="ce67" table:number-columns-repeated="4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4" table:formula="of:=SUM([.D5:.AH5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4" table:formula="of:=SUM([.D6:.AH6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4" table:formula="of:=SUM([.D7:.AH7])" office:value-type="float" office:value="0">
            <text:p>0</text:p>
          </table:table-cell>
          <table:table-cell table:style-name="ce67" table:number-columns-repeated="4"/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346in" svg:x="5.8835in" svg:y="0.9713in" draw:caption-point-x="-0.2402in" draw:caption-point-y="0.5039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7"/>
          <table:table-cell table:style-name="ce67" office:value-type="float" office:value="0">
            <office:annotation draw:style-name="gr2" draw:text-style-name="P1" svg:width="1.1413in" svg:height="0.5457in" svg:x="6.6224in" svg:y="0.978in" draw:caption-point-x="-0.2402in" draw:caption-point-y="0.4972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9.2087in" svg:y="0.978in" draw:caption-point-x="-0.2402in" draw:caption-point-y="0.497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1.7949in" svg:y="0.978in" draw:caption-point-x="-0.2402in" draw:caption-point-y="0.497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18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4" table:formula="of:=SUM([.D8:.AH8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4" table:formula="of:=SUM([.D9:.AH9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4" table:formula="of:=SUM([.D10:.AH10])" office:value-type="float" office:value="2">
            <text:p>2</text:p>
          </table:table-cell>
          <table:table-cell table:style-name="ce67" table:number-columns-repeated="4"/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4" table:formula="of:=SUM([.D11:.AH11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64" table:formula="of:=SUM([.D12:.AH12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64" table:formula="of:=SUM([.D13:.AH13])" office:value-type="float" office:value="0.5">
            <text:p>0.5</text:p>
          </table:table-cell>
          <table:table-cell table:style-name="ce67" table:number-columns-repeated="4"/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0">
            <office:annotation draw:style-name="gr7" draw:text-style-name="P1" svg:width="1.1413in" svg:height="0.8567in" svg:x="5.8835in" svg:y="2.5795in" draw:caption-point-x="-0.2402in" draw:caption-point-y="0.3921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7"/>
          <table:table-cell table:style-name="ce67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64" table:formula="of:=SUM([.D14:.AH14])" office:value-type="float" office:value="0.5">
            <text:p>0.5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Q</text:p>
          </table:table-cell>
          <table:table-cell table:style-name="ce64" table:formula="of:=SUM([.D15:.AH15])" office:value-type="float" office:value="2">
            <text:p>2</text:p>
          </table:table-cell>
          <table:table-cell table:style-name="ce67" table:number-columns-repeated="4"/>
          <table:table-cell table:style-name="ce67" office:value-type="float" office:value="1">
            <text:p>1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64" table:formula="of:=SUM([.D16:.AH16])" office:value-type="float" office:value="7">
            <text:p>7</text:p>
          </table:table-cell>
          <table:table-cell table:style-name="ce67" table:number-columns-repeated="4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4.4059in" svg:y="3.3642in" draw:caption-point-x="-0.2402in" draw:caption-point-y="0.3508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5.1449in" svg:y="3.3657in" draw:caption-point-x="-0.2402in" draw:caption-point-y="0.3492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6.9921in" svg:y="3.3689in" draw:caption-point-x="-0.2402in" draw:caption-point-y="0.3461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7.7307in" svg:y="3.3705in" draw:caption-point-x="-0.2402in" draw:caption-point-y="0.3445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9.578in" svg:y="3.3728in" draw:caption-point-x="-0.2402in" draw:caption-point-y="0.3421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10.3169in" svg:y="3.3776in" draw:caption-point-x="-0.2402in" draw:caption-point-y="0.3374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2.1642in" svg:y="3.3776in" draw:caption-point-x="-0.2402in" draw:caption-point-y="0.3374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346in" svg:x="12.9031in" svg:y="3.3776in" draw:caption-point-x="-0.2402in" draw:caption-point-y="0.3374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64" table:formula="of:=SUM([.D17:.AH17])" office:value-type="float" office:value="1">
            <text:p>1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64" table:formula="of:=SUM([.D18:.AH18])" office:value-type="float" office:value="1">
            <text:p>1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64" table:formula="of:=SUM([.D19:.AH19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64" table:formula="of:=SUM([.D20:.AH20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64" table:formula="of:=SUM([.D21:.AH21])" office:value-type="float" office:value="1">
            <text:p>1</text:p>
          </table:table-cell>
          <table:table-cell table:style-name="ce67" table:number-columns-repeated="4"/>
          <table:table-cell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/>
          <table:table-cell table:style-name="ce67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64" table:formula="of:=SUM([.D22:.AH22])" office:value-type="float" office:value="3">
            <text:p>3</text:p>
          </table:table-cell>
          <table:table-cell table:style-name="ce67" table:number-columns-repeated="4"/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/>
          <table:table-cell table:style-name="ce67" office:value-type="float" office:value="1">
            <office:annotation draw:style-name="gr6" draw:text-style-name="P1" svg:width="1.1413in" svg:height="0.2346in" svg:x="6.6224in" svg:y="4.9406in" draw:caption-point-x="-0.2402in" draw:caption-point-y="0.2602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TP</text:p>
          </table:table-cell>
          <table:table-cell table:style-name="ce64" table:formula="of:=SUM([.D23:.AH23])" office:value-type="float" office:value="1">
            <text:p>1</text:p>
          </table:table-cell>
          <table:table-cell table:style-name="ce67" table:number-columns-repeated="11"/>
          <table:table-cell table:style-name="ce67" office:value-type="float" office:value="0">
            <office:annotation draw:style-name="gr3" draw:text-style-name="P1" svg:width="1.1413in" svg:height="0.7012in" svg:x="6.6224in" svg:y="5.2051in" draw:caption-point-x="-0.2402in" draw:caption-point-y="0.2433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5" draw:text-style-name="P1" svg:width="1.1413in" svg:height="1.4787in" svg:x="12.1642in" svg:y="5.2106in" draw:caption-point-x="-0.2402in" draw:caption-point-y="0.2378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8" draw:text-style-name="P1" svg:width="1.1413in" svg:height="1.0122in" svg:x="12.9031in" svg:y="5.2122in" draw:caption-point-x="-0.2402in" draw:caption-point-y="0.2362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mDT</text:p>
          </table:table-cell>
          <table:table-cell table:style-name="ce64" table:formula="of:=SUM([.D24:.AH24])" office:value-type="float" office:value="1">
            <text:p>1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9" draw:text-style-name="P1" svg:width="1.1413in" svg:height="0.2634in" svg:x="12.1642in" svg:y="5.4732in" draw:caption-point-x="-0.2402in" draw:caption-point-y="0.2232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euNV</text:p>
          </table:table-cell>
          <table:table-cell table:style-name="ce64" table:formula="of:=SUM([.D25:.AH25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uyLTT</text:p>
          </table:table-cell>
          <table:table-cell table:style-name="ce64" table:formula="of:=SUM([.D26:.AH26])" office:value-type="float" office:value="4">
            <text:p>4</text:p>
          </table:table-cell>
          <table:table-cell table:style-name="ce67" table:number-columns-repeated="4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4.4059in" svg:y="5.9866in" draw:caption-point-x="-0.2402in" draw:caption-point-y="0.205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346in" svg:x="4.7752in" svg:y="5.9866in" draw:caption-point-x="-0.2402in" draw:caption-point-y="0.205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64" table:formula="of:=SUM([.D27:.AH27])" office:value-type="float" office:value="0">
            <text:p>0</text:p>
          </table:table-cell>
          <table:table-cell table:style-name="ce67" table:number-columns-repeated="4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TH</text:p>
          </table:table-cell>
          <table:table-cell table:style-name="ce64" table:formula="of:=SUM([.D28:.AH28])" office:value-type="float" office:value="4">
            <text:p>4</text:p>
          </table:table-cell>
          <table:table-cell table:style-name="ce67" table:number-columns-repeated="4"/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style-name="ce67" office:value-type="float" office:value="1">
            <office:annotation draw:style-name="gr6" draw:text-style-name="P1" svg:width="1.1413in" svg:height="0.2346in" svg:x="6.6224in" svg:y="6.5197in" draw:caption-point-x="-0.2402in" draw:caption-point-y="0.1673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9.578in" svg:y="6.5197in" draw:caption-point-x="-0.2402in" draw:caption-point-y="0.1673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346in" svg:x="13.2724in" svg:y="6.5232in" draw:caption-point-x="-0.2402in" draw:caption-point-y="0.1638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67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63"/>
          <table:table-cell table:style-name="ce42" table:number-columns-repeated="2"/>
          <table:table-cell table:style-name="ce74" office:value-type="string" table:number-columns-spanned="28" table:number-rows-spanned="1">
            <text:p>Febuary</text:p>
          </table:table-cell>
          <table:covered-table-cell table:number-columns-repeated="27" table:style-name="ce91"/>
          <table:table-cell table:style-name="ce70" table:number-columns-repeated="975"/>
        </table:table-row>
        <table:table-row table:style-name="ro6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3" office:value-type="string">
            <text:p>Absent</text:p>
          </table:table-cell>
          <table:table-cell table:style-name="ce75" office:value-type="float" office:value="-1">
            <text:p>-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-7">
            <text:p>-7</text:p>
          </table:table-cell>
          <table:table-cell table:style-name="ce75" office:value-type="float" office:value="-8">
            <text:p>-8</text:p>
          </table:table-cell>
          <table:table-cell table:style-name="ce75" office:value-type="float" office:value="9">
            <text:p>9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-14">
            <text:p>-14</text:p>
          </table:table-cell>
          <table:table-cell table:style-name="ce75" office:value-type="float" office:value="-15">
            <text:p>-15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7">
            <text:p>17</text:p>
          </table:table-cell>
          <table:table-cell table:style-name="ce75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5" office:value-type="float" office:value="19">
            <office:annotation draw:style-name="gr6" draw:text-style-name="P1" svg:width="1.1413in" svg:height="0.2346in" svg:x="9.2087in" svg:y="0.052in" draw:caption-point-x="-0.2402in" draw:caption-point-y="0.185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5" office:value-type="float" office:value="20">
            <office:annotation draw:style-name="gr6" draw:text-style-name="P1" svg:width="1.1413in" svg:height="0.2346in" svg:x="9.578in" svg:y="0.052in" draw:caption-point-x="-0.2402in" draw:caption-point-y="0.185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5" office:value-type="float" office:value="-21">
            <text:p>-21</text:p>
          </table:table-cell>
          <table:table-cell table:style-name="ce75" office:value-type="float" office:value="-22">
            <text:p>-22</text:p>
          </table:table-cell>
          <table:table-cell table:style-name="ce75" office:value-type="float" office:value="23">
            <office:annotation draw:style-name="gr6" draw:text-style-name="P1" svg:width="1.1413in" svg:height="0.2346in" svg:x="10.6866in" svg:y="0.052in" draw:caption-point-x="-0.2402in" draw:caption-point-y="0.185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5" office:value-type="float" office:value="24">
            <office:annotation draw:style-name="gr6" draw:text-style-name="P1" svg:width="1.1413in" svg:height="0.2346in" svg:x="11.0559in" svg:y="0.052in" draw:caption-point-x="-0.2402in" draw:caption-point-y="0.185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-28">
            <text:p>-28</text:p>
          </table:table-cell>
          <table:table-cell table:style-name="ce70" table:number-columns-repeated="955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off-work staffs</text:p>
          </table:table-cell>
          <table:covered-table-cell table:number-columns-repeated="2" table:style-name="ce72"/>
          <table:table-cell table:style-name="ce76" table:formula="of:=SUM([.D5:.D31])" office:value-type="float" office:value="0">
            <text:p>0</text:p>
          </table:table-cell>
          <table:table-cell table:style-name="ce76" table:formula="of:=SUM([.E5:.E31])" office:value-type="float" office:value="1">
            <text:p>1</text:p>
          </table:table-cell>
          <table:table-cell table:style-name="ce76" table:formula="of:=SUM([.F5:.F31])" office:value-type="float" office:value="0">
            <text:p>0</text:p>
          </table:table-cell>
          <table:table-cell table:style-name="ce76" table:formula="of:=SUM([.G5:.G31])" office:value-type="float" office:value="0">
            <text:p>0</text:p>
          </table:table-cell>
          <table:table-cell table:style-name="ce76" table:formula="of:=SUM([.H5:.H31])" office:value-type="float" office:value="1">
            <text:p>1</text:p>
          </table:table-cell>
          <table:table-cell table:style-name="ce76" table:formula="of:=SUM([.I5:.I31])" office:value-type="float" office:value="1.5">
            <text:p>1.5</text:p>
          </table:table-cell>
          <table:table-cell table:style-name="ce76" table:formula="of:=SUM([.J5:.J31])" office:value-type="float" office:value="0">
            <text:p>0</text:p>
          </table:table-cell>
          <table:table-cell table:style-name="ce76" table:formula="of:=SUM([.K5:.K31])" office:value-type="float" office:value="0">
            <text:p>0</text:p>
          </table:table-cell>
          <table:table-cell table:style-name="ce76" table:formula="of:=SUM([.L5:.L31])" office:value-type="float" office:value="2.5">
            <text:p>2.5</text:p>
          </table:table-cell>
          <table:table-cell table:style-name="ce76" table:formula="of:=SUM([.M5:.M31])" office:value-type="float" office:value="0.5">
            <text:p>0.5</text:p>
          </table:table-cell>
          <table:table-cell table:style-name="ce76" table:formula="of:=SUM([.N5:.N31])" office:value-type="float" office:value="0.5">
            <text:p>0.5</text:p>
          </table:table-cell>
          <table:table-cell table:style-name="ce76" table:formula="of:=SUM([.O5:.O31])" office:value-type="float" office:value="0.5">
            <text:p>0.5</text:p>
          </table:table-cell>
          <table:table-cell table:style-name="ce76" table:formula="of:=SUM([.P5:.P31])" office:value-type="float" office:value="3">
            <text:p>3</text:p>
          </table:table-cell>
          <table:table-cell table:style-name="ce76" table:formula="of:=SUM([.Q5:.Q31])" office:value-type="float" office:value="0">
            <text:p>0</text:p>
          </table:table-cell>
          <table:table-cell table:style-name="ce76" table:formula="of:=SUM([.R5:.R31])" office:value-type="float" office:value="0">
            <text:p>0</text:p>
          </table:table-cell>
          <table:table-cell table:style-name="ce76" table:formula="of:=SUM([.S5:.S31])" office:value-type="float" office:value="19">
            <text:p>19</text:p>
          </table:table-cell>
          <table:table-cell table:style-name="ce76" table:formula="of:=SUM([.T5:.T31])" office:value-type="float" office:value="22.5">
            <text:p>22.5</text:p>
          </table:table-cell>
          <table:table-cell table:style-name="ce76" table:formula="of:=SUM([.U5:.U31])" office:value-type="float" office:value="0">
            <text:p>0</text:p>
          </table:table-cell>
          <table:table-cell table:style-name="ce76" table:formula="of:=SUM([.V5:.V31])" office:value-type="float" office:value="0">
            <text:p>0</text:p>
          </table:table-cell>
          <table:table-cell table:style-name="ce76" table:formula="of:=SUM([.W5:.W31])" office:value-type="float" office:value="0">
            <text:p>0</text:p>
          </table:table-cell>
          <table:table-cell table:style-name="ce76" table:formula="of:=SUM([.X5:.X31])" office:value-type="float" office:value="0">
            <text:p>0</text:p>
          </table:table-cell>
          <table:table-cell table:style-name="ce76" table:formula="of:=SUM([.Y5:.Y31])" office:value-type="float" office:value="0">
            <text:p>0</text:p>
          </table:table-cell>
          <table:table-cell table:style-name="ce76" table:formula="of:=SUM([.Z5:.Z31])" office:value-type="float" office:value="0">
            <text:p>0</text:p>
          </table:table-cell>
          <table:table-cell table:style-name="ce76" table:formula="of:=SUM([.AA5:.AA31])" office:value-type="float" office:value="0">
            <text:p>0</text:p>
          </table:table-cell>
          <table:table-cell table:style-name="ce76" table:formula="of:=SUM([.AB5:.AB31])" office:value-type="float" office:value="12">
            <text:p>12</text:p>
          </table:table-cell>
          <table:table-cell table:style-name="ce76" table:formula="of:=SUM([.AC5:.AC31])" office:value-type="float" office:value="11.5">
            <text:p>11.5</text:p>
          </table:table-cell>
          <table:table-cell table:style-name="ce76" table:formula="of:=SUM([.AD5:.AD31])" office:value-type="float" office:value="12">
            <text:p>12</text:p>
          </table:table-cell>
          <table:table-cell table:style-name="ce76" table:formula="of:=SUM([.AE5:.AE31])" office:value-type="float" office:value="0">
            <text:p>0</text:p>
          </table:table-cell>
          <table:table-cell table:style-name="ce70" table:number-columns-repeated="955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working staffs</text:p>
          </table:table-cell>
          <table:covered-table-cell table:number-columns-repeated="2" table:style-name="ce72"/>
          <table:table-cell table:style-name="ce76" table:formula="of:=ROWS([.D5:.D31])-[.D3]" office:value-type="float" office:value="27">
            <text:p>27</text:p>
          </table:table-cell>
          <table:table-cell table:style-name="ce76" table:formula="of:=ROWS([.E5:.E31])-[.E3]" office:value-type="float" office:value="26">
            <text:p>26</text:p>
          </table:table-cell>
          <table:table-cell table:style-name="ce76" table:formula="of:=ROWS([.F5:.F31])-[.F3]" office:value-type="float" office:value="27">
            <text:p>27</text:p>
          </table:table-cell>
          <table:table-cell table:style-name="ce76" table:formula="of:=ROWS([.G5:.G31])-[.G3]" office:value-type="float" office:value="27">
            <text:p>27</text:p>
          </table:table-cell>
          <table:table-cell table:style-name="ce76" table:formula="of:=ROWS([.H5:.H31])-[.H3]" office:value-type="float" office:value="26">
            <text:p>26</text:p>
          </table:table-cell>
          <table:table-cell table:style-name="ce76" table:formula="of:=ROWS([.I5:.I31])-[.I3]" office:value-type="float" office:value="25.5">
            <text:p>25.5</text:p>
          </table:table-cell>
          <table:table-cell table:style-name="ce76" table:formula="of:=ROWS([.J5:.J31])-[.J3]" office:value-type="float" office:value="27">
            <text:p>27</text:p>
          </table:table-cell>
          <table:table-cell table:style-name="ce76" table:formula="of:=ROWS([.K5:.K31])-[.K3]" office:value-type="float" office:value="27">
            <text:p>27</text:p>
          </table:table-cell>
          <table:table-cell table:style-name="ce76" table:formula="of:=ROWS([.L5:.L31])-[.L3]" office:value-type="float" office:value="24.5">
            <text:p>24.5</text:p>
          </table:table-cell>
          <table:table-cell table:style-name="ce76" table:formula="of:=ROWS([.M5:.M31])-[.M3]" office:value-type="float" office:value="26.5">
            <text:p>26.5</text:p>
          </table:table-cell>
          <table:table-cell table:style-name="ce76" table:formula="of:=ROWS([.N5:.N31])-[.N3]" office:value-type="float" office:value="26.5">
            <text:p>26.5</text:p>
          </table:table-cell>
          <table:table-cell table:style-name="ce76" table:formula="of:=ROWS([.O5:.O31])-[.O3]" office:value-type="float" office:value="26.5">
            <text:p>26.5</text:p>
          </table:table-cell>
          <table:table-cell table:style-name="ce76" table:formula="of:=ROWS([.P5:.P31])-[.P3]" office:value-type="float" office:value="24">
            <text:p>24</text:p>
          </table:table-cell>
          <table:table-cell table:style-name="ce76" table:formula="of:=ROWS([.Q5:.Q31])-[.Q3]" office:value-type="float" office:value="27">
            <text:p>27</text:p>
          </table:table-cell>
          <table:table-cell table:style-name="ce76" table:formula="of:=ROWS([.R5:.R31])-[.R3]" office:value-type="float" office:value="27">
            <text:p>27</text:p>
          </table:table-cell>
          <table:table-cell table:style-name="ce76" table:formula="of:=ROWS([.S5:.S31])-[.S3]" office:value-type="float" office:value="8">
            <text:p>8</text:p>
          </table:table-cell>
          <table:table-cell table:style-name="ce76" table:formula="of:=ROWS([.T5:.T31])-[.T3]" office:value-type="float" office:value="4.5">
            <text:p>4.5</text:p>
          </table:table-cell>
          <table:table-cell table:style-name="ce76" table:formula="of:=ROWS([.U5:.U31])-[.U3]" office:value-type="float" office:value="27">
            <text:p>27</text:p>
          </table:table-cell>
          <table:table-cell table:style-name="ce76" table:formula="of:=ROWS([.V5:.V31])-[.V3]" office:value-type="float" office:value="27">
            <text:p>27</text:p>
          </table:table-cell>
          <table:table-cell table:style-name="ce76" table:formula="of:=ROWS([.W5:.W31])-[.W3]" office:value-type="float" office:value="27">
            <text:p>27</text:p>
          </table:table-cell>
          <table:table-cell table:style-name="ce76" table:formula="of:=ROWS([.X5:.X31])-[.X3]" office:value-type="float" office:value="27">
            <text:p>27</text:p>
          </table:table-cell>
          <table:table-cell table:style-name="ce76" table:formula="of:=ROWS([.Y5:.Y31])-[.Y3]" office:value-type="float" office:value="27">
            <text:p>27</text:p>
          </table:table-cell>
          <table:table-cell table:style-name="ce76" table:formula="of:=ROWS([.Z5:.Z31])-[.Z3]" office:value-type="float" office:value="27">
            <text:p>27</text:p>
          </table:table-cell>
          <table:table-cell table:style-name="ce76" table:formula="of:=ROWS([.AA5:.AA31])-[.AA3]" office:value-type="float" office:value="27">
            <text:p>27</text:p>
          </table:table-cell>
          <table:table-cell table:style-name="ce76" table:formula="of:=ROWS([.AB5:.AB31])-[.AB3]" office:value-type="float" office:value="15">
            <text:p>15</text:p>
          </table:table-cell>
          <table:table-cell table:style-name="ce76" table:formula="of:=ROWS([.AC5:.AC31])-[.AC3]" office:value-type="float" office:value="15.5">
            <text:p>15.5</text:p>
          </table:table-cell>
          <table:table-cell table:style-name="ce76" table:formula="of:=ROWS([.AD5:.AD31])-[.AD3]" office:value-type="float" office:value="15">
            <text:p>15</text:p>
          </table:table-cell>
          <table:table-cell table:style-name="ce76" table:formula="of:=ROWS([.AE5:.AE31])-[.AE3]" office:value-type="float" office:value="27">
            <text:p>27</text:p>
          </table:table-cell>
          <table:table-cell table:style-name="ce70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3" table:formula="of:=SUM([.D5:.AE5])" office:value-type="float" office:value="2">
            <text:p>2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3" table:formula="of:=SUM([.D6:.AE6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3" table:formula="of:=SUM([.D7:.AE7])" office:value-type="float" office:value="5">
            <text:p>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73" table:formula="of:=SUM([.D8:.AE8])" office:value-type="float" office:value="5">
            <text:p>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3" table:formula="of:=SUM([.D9:.AE9])" office:value-type="float" office:value="6">
            <text:p>6</text:p>
          </table:table-cell>
          <table:table-cell table:style-name="ce90"/>
          <table:table-cell table:style-name="ce90" office:value-type="float" office:value="0">
            <office:annotation draw:style-name="gr4" draw:text-style-name="P1" svg:width="1.1413in" svg:height="0.3902in" svg:x="2.928in" svg:y="1.3382in" draw:caption-point-x="-0.2402in" draw:caption-point-y="0.6035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4.4059in" svg:y="1.3402in" draw:caption-point-x="-0.2402in" draw:caption-point-y="0.6016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18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3" table:formula="of:=SUM([.D10:.AE10])" office:value-type="float" office:value="3">
            <text:p>3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style-name="ce90" office:value-type="float" office:value="1"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73" table:formula="of:=SUM([.D11:.AE11])" office:value-type="float" office:value="3">
            <text:p>3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73" table:formula="of:=SUM([.D12:.AE12])" office:value-type="float" office:value="3.5">
            <text:p>3.5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4.0362in" svg:y="2.0917in" draw:caption-point-x="-0.2402in" draw:caption-point-y="0.6031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73" table:formula="of:=SUM([.D13:.AE13])" office:value-type="float" office:value="5">
            <text:p>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73" table:formula="of:=SUM([.D14:.AE14])" office:value-type="float" office:value="2.5">
            <text:p>2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6.9921in" svg:y="2.5921in" draw:caption-point-x="-0.2402in" draw:caption-point-y="0.598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73" table:formula="of:=SUM([.D15:.AE15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73" table:formula="of:=SUM([.D16:.AE16])" office:value-type="float" office:value="5.5">
            <text:p>5.5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4.0362in" svg:y="3.0827in" draw:caption-point-x="-0.2402in" draw:caption-point-y="0.6031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6.2531in" svg:y="3.0866in" draw:caption-point-x="-0.2402in" draw:caption-point-y="0.5992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90" office:value-type="float" office:value="0.5">
            <office:annotation draw:style-name="gr4" draw:text-style-name="P1" svg:width="1.1413in" svg:height="0.3902in" svg:x="6.6224in" svg:y="3.087in" draw:caption-point-x="-0.2402in" draw:caption-point-y="0.5988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7"/>
          <table:table-cell table:style-name="ce90" office:value-type="float" office:value="1">
            <office:annotation draw:style-name="gr4" draw:text-style-name="P1" svg:width="1.1413in" svg:height="0.3902in" svg:x="11.4252in" svg:y="3.0886in" draw:caption-point-x="-0.2402in" draw:caption-point-y="0.5972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3902in" svg:x="11.7949in" svg:y="3.0886in" draw:caption-point-x="-0.2402in" draw:caption-point-y="0.5972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90" office:value-type="float" office:value="1">
            <office:annotation draw:style-name="gr4" draw:text-style-name="P1" svg:width="1.1413in" svg:height="0.3902in" svg:x="12.1642in" svg:y="3.0886in" draw:caption-point-x="-0.2402in" draw:caption-point-y="0.5972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Q</text:p>
          </table:table-cell>
          <table:table-cell table:style-name="ce73" table:formula="of:=SUM([.D17:.AE17])" office:value-type="float" office:value="5">
            <text:p>5</text:p>
          </table:table-cell>
          <table:table-cell table:style-name="ce90"/>
          <table:table-cell table:style-name="ce90" office:value-type="float" office:value="1">
            <office:annotation draw:style-name="gr4" draw:text-style-name="P1" svg:width="1.1413in" svg:height="0.3902in" svg:x="2.928in" svg:y="3.3303in" draw:caption-point-x="-0.2402in" draw:caption-point-y="0.6031in">
              <dc:date>2015-02-03T00:00:00</dc:date>
              <text:p text:style-name="P1"><text:span text:style-name="T1">Nghỉ có việc riê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5.8835in" svg:y="3.3339in" draw:caption-point-x="-0.2402in" draw:caption-point-y="0.5996in">
              <dc:date>2015-02-10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1.3232in" svg:x="11.7949in" svg:y="3.3366in" draw:caption-point-x="-0.2402in" draw:caption-point-y="0.5969in">
              <dc:date>2015-02-27T00:00:00</dc:date>
              <text:p text:style-name="P1"><text:span text:style-name="T1">Ra ngoài từ 10h30 (em bị té xe)</text:span></text:p>
              <text:p text:style-name="P1"><text:span text:style-name="T1"/></text:p>
              <text:p text:style-name="P1"><text:span text:style-name="T1">=&gt; tính vắng 0.5 ngày + cần bù giờ sáng (từ 10h30 - 12h)</text:span></text:p>
            </office:annotation>
            <text:p>0.5</text:p>
          </table:table-cell>
          <table:table-cell table:style-name="ce90" office:value-type="float" office:value="1">
            <office:annotation draw:style-name="gr4" draw:text-style-name="P1" svg:width="1.1413in" svg:height="0.3902in" svg:x="12.1642in" svg:y="3.337in" draw:caption-point-x="-0.2402in" draw:caption-point-y="0.5965in">
              <dc:date>2015-02-27T00:00:00</dc:date>
              <text:p text:style-name="P1"><text:span text:style-name="T1">Chở em về quê, khám bệnh</text:span></text:p>
            </office:annotation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73" table:formula="of:=SUM([.D18:.AE18])" office:value-type="float" office:value="2">
            <text:p>2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73" table:formula="of:=SUM([.D19:.AE19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73" table:formula="of:=SUM([.D20:.AE20])" office:value-type="float" office:value="3">
            <text:p>3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5.5142in" svg:y="4.076in" draw:caption-point-x="-0.2402in" draw:caption-point-y="0.6004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73" table:formula="of:=SUM([.D21:.AE21])" office:value-type="float" office:value="2.5">
            <text:p>2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6.9921in" svg:y="4.3256in" draw:caption-point-x="-0.2402in" draw:caption-point-y="0.598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73" table:formula="of:=SUM([.D22:.AE22])" office:value-type="float" office:value="5">
            <text:p>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73" table:formula="of:=SUM([.D23:.AE23])" office:value-type="float" office:value="1">
            <text:p>1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73" table:formula="of:=SUM([.D24:.AE24])" office:value-type="float" office:value="6.5">
            <text:p>6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3902in" svg:x="5.5142in" svg:y="5.0665in" draw:caption-point-x="-0.2402in" draw:caption-point-y="0.6008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73" table:formula="of:=SUM([.D25:.AE25])" office:value-type="float" office:value="2">
            <text:p>2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73" table:formula="of:=SUM([.D26:.AE26])" office:value-type="float" office:value="2.5">
            <text:p>2.5</text:p>
          </table:table-cell>
          <table:table-cell table:style-name="ce90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4.4059in" svg:y="5.561in" draw:caption-point-x="-0.2402in" draw:caption-point-y="0.6016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73" table:formula="of:=SUM([.D27:.AE27])" office:value-type="float" office:value="6">
            <text:p>6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73" table:formula="of:=SUM([.D28:.AE28])" office:value-type="float" office:value="5">
            <text:p>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1">
            <text:p>1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73" table:formula="of:=SUM([.D29:.AE29])" office:value-type="float" office:value="2">
            <text:p>2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73" table:formula="of:=SUM([.D30:.AE30])" office:value-type="float" office:value="1">
            <text:p>1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TH</text:p>
          </table:table-cell>
          <table:table-cell table:style-name="ce73" table:formula="of:=SUM([.D31:.AE31])" office:value-type="float" office:value="3">
            <text:p>3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5.5142in" svg:y="6.8012in" draw:caption-point-x="-0.2402in" draw:caption-point-y="0.6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1">
            <text:p>1</text:p>
          </table:table-cell>
          <table:table-cell table:style-name="ce90" table:number-columns-repeated="7"/>
          <table:table-cell table:number-columns-repeated="3" table:style-name="ce90" office:value-type="float" office:value="0">
            <text:p>0</text:p>
          </table:table-cell>
          <table:table-cell table:style-name="ce90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63"/>
          <table:table-cell table:style-name="ce42" table:number-columns-repeated="2"/>
          <table:table-cell table:style-name="ce118" office:value-type="string" table:number-columns-spanned="31" table:number-rows-spanned="1">
            <text:p>March</text:p>
          </table:table-cell>
          <table:covered-table-cell table:number-columns-repeated="10" table:style-name="ce122"/>
          <table:covered-table-cell table:style-name="ce122" office:value-type="string">
            <text:p>x</text:p>
          </table:covered-table-cell>
          <table:covered-table-cell table:number-columns-repeated="19" table:style-name="ce122"/>
          <table:table-cell table:style-name="ce70" table:number-columns-repeated="972"/>
        </table:table-row>
        <table:table-row table:style-name="ro6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3" office:value-type="string">
            <text:p>Absent</text:p>
          </table:table-cell>
          <table:table-cell table:style-name="ce119" office:value-type="float" office:value="-1">
            <text:p>-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  <table:table-cell table:style-name="ce119" office:value-type="float" office:value="6">
            <text:p>6</text:p>
          </table:table-cell>
          <table:table-cell table:style-name="ce119" office:value-type="float" office:value="-7">
            <text:p>-7</text:p>
          </table:table-cell>
          <table:table-cell table:style-name="ce119" office:value-type="float" office:value="-8">
            <text:p>-8</text:p>
          </table:table-cell>
          <table:table-cell table:style-name="ce119" office:value-type="float" office:value="9">
            <text:p>9</text:p>
          </table:table-cell>
          <table:table-cell table:style-name="ce119" office:value-type="float" office:value="10">
            <text:p>10</text:p>
          </table:table-cell>
          <table:table-cell table:style-name="ce119" office:value-type="float" office:value="11">
            <text:p>11</text:p>
          </table:table-cell>
          <table:table-cell table:style-name="ce119" office:value-type="float" office:value="12">
            <text:p>12</text:p>
          </table:table-cell>
          <table:table-cell table:style-name="ce119" office:value-type="float" office:value="13">
            <text:p>13</text:p>
          </table:table-cell>
          <table:table-cell table:style-name="ce119" office:value-type="float" office:value="-14">
            <text:p>-14</text:p>
          </table:table-cell>
          <table:table-cell table:style-name="ce119" office:value-type="float" office:value="-15">
            <text:p>-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19" office:value-type="float" office:value="18">
            <text:p>18</text:p>
          </table:table-cell>
          <table:table-cell table:style-name="ce119" office:value-type="float" office:value="19">
            <text:p>19</text:p>
          </table:table-cell>
          <table:table-cell table:style-name="ce119" office:value-type="float" office:value="20">
            <text:p>20</text:p>
          </table:table-cell>
          <table:table-cell table:style-name="ce119" office:value-type="float" office:value="-21">
            <text:p>-21</text:p>
          </table:table-cell>
          <table:table-cell table:style-name="ce119" office:value-type="float" office:value="-22">
            <text:p>-22</text:p>
          </table:table-cell>
          <table:table-cell table:style-name="ce119" office:value-type="float" office:value="23">
            <text:p>23</text:p>
          </table:table-cell>
          <table:table-cell table:style-name="ce119" office:value-type="float" office:value="24">
            <text:p>24</text:p>
          </table:table-cell>
          <table:table-cell table:style-name="ce119" office:value-type="float" office:value="25">
            <text:p>25</text:p>
          </table:table-cell>
          <table:table-cell table:style-name="ce119" office:value-type="float" office:value="26">
            <text:p>26</text:p>
          </table:table-cell>
          <table:table-cell table:style-name="ce119" office:value-type="float" office:value="27">
            <text:p>27</text:p>
          </table:table-cell>
          <table:table-cell table:style-name="ce119" office:value-type="float" office:value="-28">
            <text:p>-28</text:p>
          </table:table-cell>
          <table:table-cell table:style-name="ce119" office:value-type="float" office:value="-29">
            <text:p>-29</text:p>
          </table:table-cell>
          <table:table-cell table:style-name="ce119" office:value-type="float" office:value="30">
            <text:p>30</text:p>
          </table:table-cell>
          <table:table-cell table:style-name="ce119" office:value-type="float" office:value="31">
            <text:p>31</text:p>
          </table:table-cell>
          <table:table-cell table:style-name="ce70" table:number-columns-repeated="952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off-work staffs</text:p>
          </table:table-cell>
          <table:covered-table-cell table:number-columns-repeated="2" table:style-name="ce72"/>
          <table:table-cell table:style-name="ce120" table:formula="of:=SUM([.D5:.D32])" office:value-type="float" office:value="0">
            <text:p>0</text:p>
          </table:table-cell>
          <table:table-cell table:style-name="ce120" table:formula="of:=SUM([.E5:.E32])" office:value-type="float" office:value="1">
            <text:p>1</text:p>
          </table:table-cell>
          <table:table-cell table:style-name="ce120" table:formula="of:=SUM([.F5:.F32])" office:value-type="float" office:value="0">
            <text:p>0</text:p>
          </table:table-cell>
          <table:table-cell table:style-name="ce120" table:formula="of:=SUM([.G5:.G32])" office:value-type="float" office:value="1.5">
            <text:p>1.5</text:p>
          </table:table-cell>
          <table:table-cell table:style-name="ce120" table:formula="of:=SUM([.H5:.H32])" office:value-type="float" office:value="0">
            <text:p>0</text:p>
          </table:table-cell>
          <table:table-cell table:style-name="ce120" table:formula="of:=SUM([.I5:.I32])" office:value-type="float" office:value="1">
            <text:p>1</text:p>
          </table:table-cell>
          <table:table-cell table:style-name="ce120" table:formula="of:=SUM([.J5:.J32])" office:value-type="float" office:value="0">
            <text:p>0</text:p>
          </table:table-cell>
          <table:table-cell table:style-name="ce120" table:formula="of:=SUM([.K5:.K32])" office:value-type="float" office:value="0">
            <text:p>0</text:p>
          </table:table-cell>
          <table:table-cell table:style-name="ce120" table:formula="of:=SUM([.L5:.L32])" office:value-type="float" office:value="0.5">
            <text:p>0.5</text:p>
          </table:table-cell>
          <table:table-cell table:style-name="ce120" table:formula="of:=SUM([.M5:.M32])" office:value-type="float" office:value="1.5">
            <text:p>1.5</text:p>
          </table:table-cell>
          <table:table-cell table:style-name="ce120" table:formula="of:=SUM([.N5:.N32])" office:value-type="float" office:value="1">
            <text:p>1</text:p>
          </table:table-cell>
          <table:table-cell table:style-name="ce120" table:formula="of:=SUM([.O5:.O32])" office:value-type="float" office:value="2.5">
            <text:p>2.5</text:p>
          </table:table-cell>
          <table:table-cell table:style-name="ce120" table:formula="of:=SUM([.P5:.P32])" office:value-type="float" office:value="1.5">
            <text:p>1.5</text:p>
          </table:table-cell>
          <table:table-cell table:style-name="ce120" table:formula="of:=SUM([.Q5:.Q32])" office:value-type="float" office:value="0">
            <text:p>0</text:p>
          </table:table-cell>
          <table:table-cell table:style-name="ce120" table:formula="of:=SUM([.R5:.R32])" office:value-type="float" office:value="0">
            <text:p>0</text:p>
          </table:table-cell>
          <table:table-cell table:style-name="ce120" table:formula="of:=SUM([.S5:.S32])" office:value-type="float" office:value="3.5">
            <text:p>3.5</text:p>
          </table:table-cell>
          <table:table-cell table:style-name="ce120" table:formula="of:=SUM([.T5:.T32])" office:value-type="float" office:value="1">
            <text:p>1</text:p>
          </table:table-cell>
          <table:table-cell table:style-name="ce120" table:formula="of:=SUM([.U5:.U32])" office:value-type="float" office:value="1.5">
            <text:p>1.5</text:p>
          </table:table-cell>
          <table:table-cell table:style-name="ce120" table:formula="of:=SUM([.V5:.V32])" office:value-type="float" office:value="1">
            <text:p>1</text:p>
          </table:table-cell>
          <table:table-cell table:style-name="ce120" table:formula="of:=SUM([.W5:.W32])" office:value-type="float" office:value="0.5">
            <text:p>0.5</text:p>
          </table:table-cell>
          <table:table-cell table:style-name="ce120" table:formula="of:=SUM([.X5:.X32])" office:value-type="float" office:value="0">
            <text:p>0</text:p>
          </table:table-cell>
          <table:table-cell table:style-name="ce120" table:formula="of:=SUM([.Y5:.Y32])" office:value-type="float" office:value="0">
            <text:p>0</text:p>
          </table:table-cell>
          <table:table-cell table:style-name="ce120" table:formula="of:=SUM([.Z5:.Z32])" office:value-type="float" office:value="1.5">
            <text:p>1.5</text:p>
          </table:table-cell>
          <table:table-cell table:style-name="ce120" table:formula="of:=SUM([.AA5:.AA32])" office:value-type="float" office:value="2.5">
            <text:p>2.5</text:p>
          </table:table-cell>
          <table:table-cell table:style-name="ce120" table:formula="of:=SUM([.AB5:.AB32])" office:value-type="float" office:value="0.5">
            <text:p>0.5</text:p>
          </table:table-cell>
          <table:table-cell table:style-name="ce120" table:formula="of:=SUM([.AC5:.AC32])" office:value-type="float" office:value="2">
            <text:p>2</text:p>
          </table:table-cell>
          <table:table-cell table:style-name="ce120" table:formula="of:=SUM([.AD5:.AD32])" office:value-type="float" office:value="3">
            <text:p>3</text:p>
          </table:table-cell>
          <table:table-cell table:style-name="ce120" table:formula="of:=SUM([.AE5:.AE32])" office:value-type="float" office:value="0">
            <text:p>0</text:p>
          </table:table-cell>
          <table:table-cell table:style-name="ce120" table:formula="of:=SUM([.AF5:.AF32])" office:value-type="float" office:value="0">
            <text:p>0</text:p>
          </table:table-cell>
          <table:table-cell table:style-name="ce120" table:formula="of:=SUM([.AG5:.AG32])" office:value-type="float" office:value="2.5">
            <text:p>2.5</text:p>
          </table:table-cell>
          <table:table-cell table:style-name="ce120" table:formula="of:=SUM([.AH5:.AH32])" office:value-type="float" office:value="4.5">
            <text:p>4.5</text:p>
          </table:table-cell>
          <table:table-cell table:style-name="ce70" table:number-columns-repeated="952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working staffs</text:p>
          </table:table-cell>
          <table:covered-table-cell table:number-columns-repeated="2" table:style-name="ce72"/>
          <table:table-cell table:style-name="ce120" table:formula="of:=ROWS([.D5:.D32])-[.D3]" office:value-type="float" office:value="28">
            <text:p>28</text:p>
          </table:table-cell>
          <table:table-cell table:style-name="ce120" table:formula="of:=ROWS([.E5:.E32])-[.E3]" office:value-type="float" office:value="27">
            <text:p>27</text:p>
          </table:table-cell>
          <table:table-cell table:style-name="ce120" table:formula="of:=ROWS([.F5:.F32])-[.F3]" office:value-type="float" office:value="28">
            <text:p>28</text:p>
          </table:table-cell>
          <table:table-cell table:style-name="ce120" table:formula="of:=ROWS([.G5:.G32])-[.G3]" office:value-type="float" office:value="26.5">
            <text:p>26.5</text:p>
          </table:table-cell>
          <table:table-cell table:style-name="ce120" table:formula="of:=ROWS([.H5:.H32])-[.H3]" office:value-type="float" office:value="28">
            <text:p>28</text:p>
          </table:table-cell>
          <table:table-cell table:style-name="ce120" table:formula="of:=ROWS([.I5:.I32])-[.I3]" office:value-type="float" office:value="27">
            <text:p>27</text:p>
          </table:table-cell>
          <table:table-cell table:style-name="ce120" table:formula="of:=ROWS([.J5:.J32])-[.J3]" office:value-type="float" office:value="28">
            <text:p>28</text:p>
          </table:table-cell>
          <table:table-cell table:style-name="ce120" table:formula="of:=ROWS([.K5:.K32])-[.K3]" office:value-type="float" office:value="28">
            <text:p>28</text:p>
          </table:table-cell>
          <table:table-cell table:style-name="ce120" table:formula="of:=ROWS([.L5:.L32])-[.L3]" office:value-type="float" office:value="27.5">
            <text:p>27.5</text:p>
          </table:table-cell>
          <table:table-cell table:style-name="ce120" table:formula="of:=ROWS([.M5:.M32])-[.M3]" office:value-type="float" office:value="26.5">
            <text:p>26.5</text:p>
          </table:table-cell>
          <table:table-cell table:style-name="ce120" table:formula="of:=ROWS([.N5:.N32])-[.N3]" office:value-type="float" office:value="27">
            <text:p>27</text:p>
          </table:table-cell>
          <table:table-cell table:style-name="ce120" table:formula="of:=ROWS([.O5:.O32])-[.O3]" office:value-type="float" office:value="25.5">
            <text:p>25.5</text:p>
          </table:table-cell>
          <table:table-cell table:style-name="ce120" table:formula="of:=ROWS([.P5:.P32])-[.P3]" office:value-type="float" office:value="26.5">
            <text:p>26.5</text:p>
          </table:table-cell>
          <table:table-cell table:style-name="ce120" table:formula="of:=ROWS([.Q5:.Q32])-[.Q3]" office:value-type="float" office:value="28">
            <text:p>28</text:p>
          </table:table-cell>
          <table:table-cell table:style-name="ce120" table:formula="of:=ROWS([.R5:.R32])-[.R3]" office:value-type="float" office:value="28">
            <text:p>28</text:p>
          </table:table-cell>
          <table:table-cell table:style-name="ce120" table:formula="of:=ROWS([.S5:.S32])-[.S3]" office:value-type="float" office:value="24.5">
            <text:p>24.5</text:p>
          </table:table-cell>
          <table:table-cell table:style-name="ce120" table:formula="of:=ROWS([.T5:.T32])-[.T3]" office:value-type="float" office:value="27">
            <text:p>27</text:p>
          </table:table-cell>
          <table:table-cell table:style-name="ce120" table:formula="of:=ROWS([.U5:.U32])-[.U3]" office:value-type="float" office:value="26.5">
            <text:p>26.5</text:p>
          </table:table-cell>
          <table:table-cell table:style-name="ce120" table:formula="of:=ROWS([.V5:.V32])-[.V3]" office:value-type="float" office:value="27">
            <text:p>27</text:p>
          </table:table-cell>
          <table:table-cell table:style-name="ce120" table:formula="of:=ROWS([.W5:.W32])-[.W3]" office:value-type="float" office:value="27.5">
            <text:p>27.5</text:p>
          </table:table-cell>
          <table:table-cell table:style-name="ce120" table:formula="of:=ROWS([.X5:.X32])-[.X3]" office:value-type="float" office:value="28">
            <text:p>28</text:p>
          </table:table-cell>
          <table:table-cell table:style-name="ce120" table:formula="of:=ROWS([.Y5:.Y32])-[.Y3]" office:value-type="float" office:value="28">
            <text:p>28</text:p>
          </table:table-cell>
          <table:table-cell table:style-name="ce120" table:formula="of:=ROWS([.Z5:.Z32])-[.Z3]" office:value-type="float" office:value="26.5">
            <text:p>26.5</text:p>
          </table:table-cell>
          <table:table-cell table:style-name="ce120" table:formula="of:=ROWS([.AA5:.AA32])-[.AA3]" office:value-type="float" office:value="25.5">
            <text:p>25.5</text:p>
          </table:table-cell>
          <table:table-cell table:style-name="ce120" table:formula="of:=ROWS([.AB5:.AB32])-[.AB3]" office:value-type="float" office:value="27.5">
            <text:p>27.5</text:p>
          </table:table-cell>
          <table:table-cell table:style-name="ce120" table:formula="of:=ROWS([.AC5:.AC32])-[.AC3]" office:value-type="float" office:value="26">
            <text:p>26</text:p>
          </table:table-cell>
          <table:table-cell table:style-name="ce120" table:formula="of:=ROWS([.AD5:.AD32])-[.AD3]" office:value-type="float" office:value="25">
            <text:p>25</text:p>
          </table:table-cell>
          <table:table-cell table:style-name="ce120" table:formula="of:=ROWS([.AE5:.AE32])-[.AE3]" office:value-type="float" office:value="28">
            <text:p>28</text:p>
          </table:table-cell>
          <table:table-cell table:style-name="ce120" table:formula="of:=ROWS([.AF5:.AF32])-[.AF3]" office:value-type="float" office:value="28">
            <text:p>28</text:p>
          </table:table-cell>
          <table:table-cell table:style-name="ce120" table:formula="of:=ROWS([.AG5:.AG32])-[.AG3]" office:value-type="float" office:value="25.5">
            <text:p>25.5</text:p>
          </table:table-cell>
          <table:table-cell table:style-name="ce120" table:formula="of:=ROWS([.AH5:.AH32])-[.AH3]" office:value-type="float" office:value="23.5">
            <text:p>23.5</text:p>
          </table:table-cell>
          <table:table-cell table:style-name="ce70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17" table:formula="of:=SUM([.D5:.AH5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17" table:formula="of:=SUM([.D6:.AH6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17" table:formula="of:=SUM([.D7:.AH7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17" table:formula="of:=SUM([.D8:.AH8])" office:value-type="float" office:value="1">
            <text:p>1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6.2531in" svg:y="1.0874in" draw:caption-point-x="-0.2402in" draw:caption-point-y="0.6067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17" table:formula="of:=SUM([.D9:.AH9])" office:value-type="float" office:value="2.5">
            <text:p>2.5</text:p>
          </table:table-cell>
          <table:table-cell table:style-name="ce121"/>
          <table:table-cell table:style-name="ce121" office:value-type="float" office:value="0.5">
            <office:annotation draw:style-name="gr9" draw:text-style-name="P1" svg:width="1.1413in" svg:height="0.2634in" svg:x="2.928in" svg:y="1.3331in" draw:caption-point-x="-0.2402in" draw:caption-point-y="0.6087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9" draw:text-style-name="P1" svg:width="1.1413in" svg:height="0.2634in" svg:x="5.5142in" svg:y="1.3331in" draw:caption-point-x="-0.2402in" draw:caption-point-y="0.6087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6" draw:text-style-name="P1" svg:width="1.1413in" svg:height="0.2346in" svg:x="8.1004in" svg:y="1.3382in" draw:caption-point-x="-0.2402in" draw:caption-point-y="0.6035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6" draw:text-style-name="P1" svg:width="1.1413in" svg:height="0.2346in" svg:x="10.6866in" svg:y="1.3457in" draw:caption-point-x="-0.2402in" draw:caption-point-y="0.5961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6" draw:text-style-name="P1" svg:width="1.1413in" svg:height="0.2346in" svg:x="13.2724in" svg:y="1.3457in" draw:caption-point-x="-0.2402in" draw:caption-point-y="0.5961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17" table:formula="of:=SUM([.D10:.AH10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117" table:formula="of:=SUM([.D11:.AH11])" office:value-type="float" office:value="3">
            <text:p>3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346in" svg:x="12.1642in" svg:y="1.8378in" draw:caption-point-x="-0.2402in" draw:caption-point-y="0.5992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13.2724in" svg:y="1.8378in" draw:caption-point-x="-0.2402in" draw:caption-point-y="0.5992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346in" svg:x="13.6421in" svg:y="1.8378in" draw:caption-point-x="-0.2402in" draw:caption-point-y="0.5992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17" table:formula="of:=SUM([.D12:.AH12])" office:value-type="float" office:value="1.5">
            <text:p>1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17" table:formula="of:=SUM([.D13:.AH13])" office:value-type="float" office:value="1">
            <text:p>1</text:p>
          </table:table-cell>
          <table:table-cell table:style-name="ce121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3.6669in" svg:y="2.3244in" draw:caption-point-x="-0.2402in" draw:caption-point-y="0.6079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5.8835in" svg:y="2.3252in" draw:caption-point-x="-0.2402in" draw:caption-point-y="0.6071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9" draw:text-style-name="P1" svg:width="1.1413in" svg:height="0.2634in" svg:x="6.6224in" svg:y="2.326in" draw:caption-point-x="-0.2402in" draw:caption-point-y="0.6063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117" table:formula="of:=SUM([.D14:.AH14])" office:value-type="float" office:value="1">
            <text:p>1</text:p>
          </table:table-cell>
          <table:table-cell table:style-name="ce121"/>
          <table:table-cell table:style-name="ce121" office:value-type="float" office:value="0.5">
            <office:annotation draw:style-name="gr4" draw:text-style-name="P1" svg:width="1.1413in" svg:height="0.3902in" svg:x="2.928in" svg:y="2.5713in" draw:caption-point-x="-0.2402in" draw:caption-point-y="0.6087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121" office:value-type="float" office:value="0">
            <office:annotation draw:style-name="gr2" draw:text-style-name="P1" svg:width="1.1413in" svg:height="0.5457in" svg:x="3.2976in" svg:y="2.572in" draw:caption-point-x="-0.2402in" draw:caption-point-y="0.6079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6" draw:text-style-name="P1" svg:width="1.1413in" svg:height="0.2346in" svg:x="13.2724in" svg:y="2.5815in" draw:caption-point-x="-0.2402in" draw:caption-point-y="0.5984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117" table:formula="of:=SUM([.D15:.AH15])" office:value-type="float" office:value="1">
            <text:p>1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8.1004in" svg:y="2.8228in" draw:caption-point-x="-0.2402in" draw:caption-point-y="0.6047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117" table:formula="of:=SUM([.D16:.AH16])" office:value-type="float" office:value="9">
            <text:p>9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9" draw:text-style-name="P1" svg:width="1.1413in" svg:height="0.2634in" svg:x="5.8835in" svg:y="3.0685in" draw:caption-point-x="-0.2402in" draw:caption-point-y="0.6067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121" office:value-type="float" office:value="1">
            <office:annotation draw:style-name="gr9" draw:text-style-name="P1" svg:width="1.1413in" svg:height="0.2634in" svg:x="6.2531in" svg:y="3.0685in" draw:caption-point-x="-0.2402in" draw:caption-point-y="0.6067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8.1004in" svg:y="3.0717in" draw:caption-point-x="-0.2402in" draw:caption-point-y="0.6035in">
              <dc:date>2015-03-17T00:00:00</dc:date>
              <text:p text:style-name="P1"><text:span text:style-name="T1">Nghỉ đi làm răng</text:span></text:p>
            </office:annotation>
            <text:p>1</text:p>
          </table:table-cell>
          <table:table-cell table:number-columns-repeated="4" table:style-name="ce121" office:value-type="float" office:value="0.5">
            <text:p>0.5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10.6866in" svg:y="3.0748in" draw:caption-point-x="-0.2402in" draw:caption-point-y="0.6004in">
              <dc:date>2015-03-23T00:00:00</dc:date>
              <text:p text:style-name="P1"><text:span text:style-name="T1">Nghỉ có việc nhà</text:span></text:p>
            </office:annotation>
            <text:p>1</text:p>
          </table:table-cell>
          <table:table-cell table:number-columns-repeated="4" table:style-name="ce121" office:value-type="float" office:value="0.5">
            <text:p>0.5</text:p>
          </table:table-cell>
          <table:table-cell table:style-name="ce121" table:number-columns-repeated="2"/>
          <table:table-cell table:number-columns-repeated="2" table:style-name="ce121" office:value-type="float" office:value="0.5">
            <text:p>0.5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Q</text:p>
          </table:table-cell>
          <table:table-cell table:style-name="ce117" table:formula="of:=SUM([.D17:.AH17])" office:value-type="float" office:value="2">
            <text:p>2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8.1004in" svg:y="3.3185in" draw:caption-point-x="-0.2402in" draw:caption-point-y="0.6047in">
              <dc:date>2015-03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117" table:formula="of:=SUM([.D18:.AH18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5.8835in" svg:y="3.5634in" draw:caption-point-x="-0.2402in" draw:caption-point-y="0.6075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117" table:formula="of:=SUM([.D19:.AH19])" office:value-type="float" office:value="1">
            <text:p>1</text:p>
          </table:table-cell>
          <table:table-cell table:style-name="ce121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3.6669in" svg:y="3.8106in" draw:caption-point-x="-0.2402in" draw:caption-point-y="0.6079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117" table:formula="of:=SUM([.D20:.AH20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117" table:formula="of:=SUM([.D21:.AH21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8.8394in" svg:y="4.311in" draw:caption-point-x="-0.2402in" draw:caption-point-y="0.6028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117" table:formula="of:=SUM([.D22:.AH22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117" table:formula="of:=SUM([.D23:.AH23])" office:value-type="float" office:value="0">
            <text:p>0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6866in" svg:y="4.8075in" draw:caption-point-x="-0.2402in" draw:caption-point-y="0.6016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346in" svg:x="13.2724in" svg:y="4.8106in" draw:caption-point-x="-0.2402in" draw:caption-point-y="0.5984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PhongVT</text:p>
          </table:table-cell>
          <table:table-cell table:style-name="ce117" table:formula="of:=SUM([.D24:.AH24])" office:value-type="float" office:value="1.5">
            <text:p>1.5</text:p>
          </table:table-cell>
          <table:table-cell table:style-name="ce121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059in" svg:y="5.0484in" draw:caption-point-x="-0.2402in" draw:caption-point-y="0.6083in">
              <dc:creator>Thuy</dc:creator>
              <dc:date>2015-03-06T00:00:00</dc:date>
              <text:p text:style-name="P1"><text:span text:style-name="T1">Sáng vào trễ ~ 30'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7949in" svg:y="5.0575in" draw:caption-point-x="-0.2402in" draw:caption-point-y="0.5992in">
              <dc:date>2015-03-26T00:00:00</dc:date>
              <text:p text:style-name="P1"><text:span text:style-name="T1">Vào trễ 2,5h, tính nghỉ 1 buổi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346in" svg:x="13.6421in" svg:y="5.0575in" draw:caption-point-x="-0.2402in" draw:caption-point-y="0.5992in">
              <dc:date>2015-03-27T00:00:00</dc:date>
              <text:p text:style-name="P1"><text:span text:style-name="T1">Thi lái xe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117" table:formula="of:=SUM([.D25:.AH25])" office:value-type="float" office:value="1.5">
            <text:p>1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346in" svg:x="11.7949in" svg:y="5.3055in" draw:caption-point-x="-0.2402in" draw:caption-point-y="0.5992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117" table:formula="of:=SUM([.D26:.AH26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9" draw:text-style-name="P1" svg:width="1.1413in" svg:height="0.2634in" svg:x="6.6224in" svg:y="5.5465in" draw:caption-point-x="-0.2402in" draw:caption-point-y="0.6059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117" table:formula="of:=SUM([.D27:.AH27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8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117" table:formula="of:=SUM([.D28:.AH28])" office:value-type="float" office:value="3">
            <text:p>3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2.928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3.2976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3.6669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0362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4.4059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5.5142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5.8835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6.2531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6.6224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121" office:value-type="float" office:value="1">
            <office:annotation draw:style-name="gr4" draw:text-style-name="P1" svg:width="1.1413in" svg:height="0.3902in" svg:x="6.9921in" svg:y="6.039in" draw:caption-point-x="-0.2402in" draw:caption-point-y="0.6087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346in" svg:x="11.0559in" svg:y="6.0476in" draw:caption-point-x="-0.2402in" draw:caption-point-y="0.6in">
              <dc:date>2015-03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117" table:formula="of:=SUM([.D29:.AH29])" office:value-type="float" office:value="0.5">
            <text:p>0.5</text:p>
          </table:table-cell>
          <table:table-cell table:style-name="ce121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3.6669in" svg:y="6.2976in" draw:caption-point-x="-0.2402in" draw:caption-point-y="0.6079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117" table:formula="of:=SUM([.D30:.AH30])" office:value-type="float" office:value="1.5">
            <text:p>1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6.9921in" svg:y="6.5484in" draw:caption-point-x="-0.2402in" draw:caption-point-y="0.6047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BA</text:p>
          </table:table-cell>
          <table:table-cell table:style-name="ce117" table:formula="of:=SUM([.D31:.AH31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346in" svg:x="13.2724in" svg:y="6.8031in" draw:caption-point-x="-0.2402in" draw:caption-point-y="0.598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TH</text:p>
          </table:table-cell>
          <table:table-cell table:style-name="ce117" table:formula="of:=SUM([.D32:.AH32])" office:value-type="float" office:value="1.5">
            <text:p>1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9" draw:text-style-name="P1" svg:width="1.1413in" svg:height="0.2634in" svg:x="6.6224in" svg:y="7.0429in" draw:caption-point-x="-0.2402in" draw:caption-point-y="0.6059in">
              <dc:creator>Thuy</dc:creator>
              <dc:date>2015-03-12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3.2724in" svg:y="7.0508in" draw:caption-point-x="-0.2402in" draw:caption-point-y="0.598in">
              <dc:date>2015-03-30T00:00:00</dc:date>
              <text:p text:style-name="P1"><text:span text:style-name="T1">Ngủ quên, đi làm trễ 1h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7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63"/>
          <table:table-cell table:style-name="ce42" table:number-columns-repeated="2"/>
          <table:table-cell table:style-name="ce99" office:value-type="string" table:number-columns-spanned="30" table:number-rows-spanned="1">
            <text:p>April</text:p>
          </table:table-cell>
          <table:covered-table-cell table:number-columns-repeated="10" table:style-name="ce103"/>
          <table:covered-table-cell table:style-name="ce103" office:value-type="string">
            <text:p>x</text:p>
          </table:covered-table-cell>
          <table:covered-table-cell table:number-columns-repeated="18" table:style-name="ce103"/>
          <table:table-cell table:style-name="ce70" table:number-columns-repeated="972"/>
        </table:table-row>
        <table:table-row table:style-name="ro6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3" office:value-type="string">
            <text:p>Absent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-4">
            <text:p>-4</text:p>
          </table:table-cell>
          <table:table-cell table:style-name="ce100" office:value-type="float" office:value="-5">
            <text:p>-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-11">
            <text:p>-11</text:p>
          </table:table-cell>
          <table:table-cell table:style-name="ce100" office:value-type="float" office:value="-12">
            <text:p>-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100" office:value-type="float" office:value="-18">
            <text:p>-18</text:p>
          </table:table-cell>
          <table:table-cell table:style-name="ce100" office:value-type="float" office:value="-19">
            <text:p>-19</text:p>
          </table:table-cell>
          <table:table-cell table:style-name="ce100" office:value-type="float" office:value="20">
            <text:p>20</text:p>
          </table:table-cell>
          <table:table-cell table:style-name="ce100" office:value-type="float" office:value="21">
            <text:p>21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23">
            <text:p>23</text:p>
          </table:table-cell>
          <table:table-cell table:style-name="ce100" office:value-type="float" office:value="24">
            <text:p>24</text:p>
          </table:table-cell>
          <table:table-cell table:style-name="ce100" office:value-type="float" office:value="-25">
            <text:p>-25</text:p>
          </table:table-cell>
          <table:table-cell table:style-name="ce100" office:value-type="float" office:value="-26">
            <text:p>-26</text:p>
          </table:table-cell>
          <table:table-cell table:style-name="ce100" office:value-type="float" office:value="27">
            <text:p>27</text:p>
          </table:table-cell>
          <table:table-cell table:style-name="ce100" office:value-type="float" office:value="28">
            <text:p>28</text:p>
          </table:table-cell>
          <table:table-cell table:style-name="ce100" office:value-type="float" office:value="29">
            <text:p>29</text:p>
          </table:table-cell>
          <table:table-cell table:style-name="ce100" office:value-type="float" office:value="30">
            <text:p>30</text:p>
          </table:table-cell>
          <table:table-cell table:style-name="ce70" table:number-columns-repeated="952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off-work staffs</text:p>
          </table:table-cell>
          <table:covered-table-cell table:number-columns-repeated="2" table:style-name="ce72"/>
          <table:table-cell table:style-name="ce101" table:formula="of:=SUM([.D5:.D34])" office:value-type="float" office:value="2">
            <text:p>2</text:p>
          </table:table-cell>
          <table:table-cell table:style-name="ce101" table:formula="of:=SUM([.E5:.E34])" office:value-type="float" office:value="2">
            <text:p>2</text:p>
          </table:table-cell>
          <table:table-cell table:style-name="ce101" table:formula="of:=SUM([.F5:.F34])" office:value-type="float" office:value="5">
            <text:p>5</text:p>
          </table:table-cell>
          <table:table-cell table:style-name="ce101" table:formula="of:=SUM([.G5:.G34])" office:value-type="float" office:value="0">
            <text:p>0</text:p>
          </table:table-cell>
          <table:table-cell table:style-name="ce101" table:formula="of:=SUM([.H5:.H34])" office:value-type="float" office:value="0">
            <text:p>0</text:p>
          </table:table-cell>
          <table:table-cell table:style-name="ce101" table:formula="of:=SUM([.I5:.I34])" office:value-type="float" office:value="1.5">
            <text:p>1.5</text:p>
          </table:table-cell>
          <table:table-cell table:style-name="ce101" table:formula="of:=SUM([.J5:.J34])" office:value-type="float" office:value="2">
            <text:p>2</text:p>
          </table:table-cell>
          <table:table-cell table:style-name="ce101" table:formula="of:=SUM([.K5:.K34])" office:value-type="float" office:value="1">
            <text:p>1</text:p>
          </table:table-cell>
          <table:table-cell table:style-name="ce101" table:formula="of:=SUM([.L5:.L34])" office:value-type="float" office:value="4">
            <text:p>4</text:p>
          </table:table-cell>
          <table:table-cell table:style-name="ce101" table:formula="of:=SUM([.M5:.M34])" office:value-type="float" office:value="3.5">
            <text:p>3.5</text:p>
          </table:table-cell>
          <table:table-cell table:style-name="ce101" table:formula="of:=SUM([.N5:.N34])" office:value-type="float" office:value="0">
            <text:p>0</text:p>
          </table:table-cell>
          <table:table-cell table:style-name="ce101" table:formula="of:=SUM([.O5:.O34])" office:value-type="float" office:value="0">
            <text:p>0</text:p>
          </table:table-cell>
          <table:table-cell table:style-name="ce101" table:formula="of:=SUM([.P5:.P34])" office:value-type="float" office:value="4">
            <text:p>4</text:p>
          </table:table-cell>
          <table:table-cell table:style-name="ce101" table:formula="of:=SUM([.Q5:.Q34])" office:value-type="float" office:value="0">
            <text:p>0</text:p>
          </table:table-cell>
          <table:table-cell table:style-name="ce101" table:formula="of:=SUM([.R5:.R34])" office:value-type="float" office:value="0">
            <text:p>0</text:p>
          </table:table-cell>
          <table:table-cell table:style-name="ce101" table:formula="of:=SUM([.S5:.S34])" office:value-type="float" office:value="0">
            <text:p>0</text:p>
          </table:table-cell>
          <table:table-cell table:style-name="ce101" table:formula="of:=SUM([.T5:.T34])" office:value-type="float" office:value="0">
            <text:p>0</text:p>
          </table:table-cell>
          <table:table-cell table:style-name="ce101" table:formula="of:=SUM([.U5:.U34])" office:value-type="float" office:value="0">
            <text:p>0</text:p>
          </table:table-cell>
          <table:table-cell table:style-name="ce101" table:formula="of:=SUM([.V5:.V34])" office:value-type="float" office:value="0">
            <text:p>0</text:p>
          </table:table-cell>
          <table:table-cell table:style-name="ce101" table:formula="of:=SUM([.W5:.W34])" office:value-type="float" office:value="0">
            <text:p>0</text:p>
          </table:table-cell>
          <table:table-cell table:style-name="ce101" table:formula="of:=SUM([.X5:.X34])" office:value-type="float" office:value="0">
            <text:p>0</text:p>
          </table:table-cell>
          <table:table-cell table:style-name="ce101" table:formula="of:=SUM([.Y5:.Y34])" office:value-type="float" office:value="0">
            <text:p>0</text:p>
          </table:table-cell>
          <table:table-cell table:style-name="ce101" table:formula="of:=SUM([.Z5:.Z34])" office:value-type="float" office:value="0">
            <text:p>0</text:p>
          </table:table-cell>
          <table:table-cell table:style-name="ce101" table:formula="of:=SUM([.AA5:.AA34])" office:value-type="float" office:value="0">
            <text:p>0</text:p>
          </table:table-cell>
          <table:table-cell table:style-name="ce101" table:formula="of:=SUM([.AB5:.AB34])" office:value-type="float" office:value="0">
            <text:p>0</text:p>
          </table:table-cell>
          <table:table-cell table:style-name="ce101" table:formula="of:=SUM([.AC5:.AC34])" office:value-type="float" office:value="0">
            <text:p>0</text:p>
          </table:table-cell>
          <table:table-cell table:style-name="ce101" table:formula="of:=SUM([.AD5:.AD34])" office:value-type="float" office:value="0">
            <text:p>0</text:p>
          </table:table-cell>
          <table:table-cell table:style-name="ce101" table:formula="of:=SUM([.AE5:.AE34])" office:value-type="float" office:value="0">
            <text:p>0</text:p>
          </table:table-cell>
          <table:table-cell table:style-name="ce101" table:formula="of:=SUM([.AF5:.AF34])" office:value-type="float" office:value="0">
            <text:p>0</text:p>
          </table:table-cell>
          <table:table-cell table:style-name="ce101" table:formula="of:=SUM([.AG5:.AG34])" office:value-type="float" office:value="0">
            <text:p>0</text:p>
          </table:table-cell>
          <table:table-cell table:style-name="ce70" table:number-columns-repeated="952"/>
          <table:table-cell table:number-columns-repeated="20"/>
        </table:table-row>
        <table:table-row table:style-name="ro2">
          <table:table-cell table:style-name="ce71" office:value-type="string" table:number-columns-spanned="3" table:number-rows-spanned="1">
            <text:p>No. of working staffs</text:p>
          </table:table-cell>
          <table:covered-table-cell table:number-columns-repeated="2" table:style-name="ce72"/>
          <table:table-cell table:style-name="ce101" table:formula="of:=ROWS([.D5:.D35])-[.D3]" office:value-type="float" office:value="29">
            <text:p>29</text:p>
          </table:table-cell>
          <table:table-cell table:style-name="ce101" table:formula="of:=ROWS([.E5:.E35])-[.E3]" office:value-type="float" office:value="29">
            <text:p>29</text:p>
          </table:table-cell>
          <table:table-cell table:style-name="ce101" table:formula="of:=ROWS([.F5:.F35])-[.F3]" office:value-type="float" office:value="26">
            <text:p>26</text:p>
          </table:table-cell>
          <table:table-cell table:style-name="ce101" table:formula="of:=ROWS([.G5:.G35])-[.G3]" office:value-type="float" office:value="31">
            <text:p>31</text:p>
          </table:table-cell>
          <table:table-cell table:style-name="ce101" table:formula="of:=ROWS([.H5:.H35])-[.H3]" office:value-type="float" office:value="31">
            <text:p>31</text:p>
          </table:table-cell>
          <table:table-cell table:style-name="ce101" table:formula="of:=ROWS([.I5:.I35])-[.I3]" office:value-type="float" office:value="29.5">
            <text:p>29.5</text:p>
          </table:table-cell>
          <table:table-cell table:style-name="ce101" table:formula="of:=ROWS([.J5:.J35])-[.J3]" office:value-type="float" office:value="29">
            <text:p>29</text:p>
          </table:table-cell>
          <table:table-cell table:style-name="ce101" table:formula="of:=ROWS([.K5:.K35])-[.K3]" office:value-type="float" office:value="30">
            <text:p>30</text:p>
          </table:table-cell>
          <table:table-cell table:style-name="ce101" table:formula="of:=ROWS([.L5:.L35])-[.L3]" office:value-type="float" office:value="27">
            <text:p>27</text:p>
          </table:table-cell>
          <table:table-cell table:style-name="ce101" table:formula="of:=ROWS([.M5:.M35])-[.M3]" office:value-type="float" office:value="27.5">
            <text:p>27.5</text:p>
          </table:table-cell>
          <table:table-cell table:style-name="ce101" table:formula="of:=ROWS([.N5:.N35])-[.N3]" office:value-type="float" office:value="31">
            <text:p>31</text:p>
          </table:table-cell>
          <table:table-cell table:style-name="ce101" table:formula="of:=ROWS([.O5:.O35])-[.O3]" office:value-type="float" office:value="31">
            <text:p>31</text:p>
          </table:table-cell>
          <table:table-cell table:style-name="ce101" table:formula="of:=ROWS([.P5:.P35])-[.P3]" office:value-type="float" office:value="27">
            <text:p>27</text:p>
          </table:table-cell>
          <table:table-cell table:style-name="ce101" table:formula="of:=ROWS([.Q5:.Q35])-[.Q3]" office:value-type="float" office:value="31">
            <text:p>31</text:p>
          </table:table-cell>
          <table:table-cell table:style-name="ce101" table:formula="of:=ROWS([.R5:.R35])-[.R3]" office:value-type="float" office:value="31">
            <text:p>31</text:p>
          </table:table-cell>
          <table:table-cell table:style-name="ce101" table:formula="of:=ROWS([.S5:.S35])-[.S3]" office:value-type="float" office:value="31">
            <text:p>31</text:p>
          </table:table-cell>
          <table:table-cell table:style-name="ce101" table:formula="of:=ROWS([.T5:.T35])-[.T3]" office:value-type="float" office:value="31">
            <text:p>31</text:p>
          </table:table-cell>
          <table:table-cell table:style-name="ce101" table:formula="of:=ROWS([.U5:.U35])-[.U3]" office:value-type="float" office:value="31">
            <text:p>31</text:p>
          </table:table-cell>
          <table:table-cell table:style-name="ce101" table:formula="of:=ROWS([.V5:.V35])-[.V3]" office:value-type="float" office:value="31">
            <text:p>31</text:p>
          </table:table-cell>
          <table:table-cell table:style-name="ce101" table:formula="of:=ROWS([.W5:.W35])-[.W3]" office:value-type="float" office:value="31">
            <text:p>31</text:p>
          </table:table-cell>
          <table:table-cell table:style-name="ce101" table:formula="of:=ROWS([.X5:.X35])-[.X3]" office:value-type="float" office:value="31">
            <text:p>31</text:p>
          </table:table-cell>
          <table:table-cell table:style-name="ce101" table:formula="of:=ROWS([.Y5:.Y35])-[.Y3]" office:value-type="float" office:value="31">
            <text:p>31</text:p>
          </table:table-cell>
          <table:table-cell table:style-name="ce101" table:formula="of:=ROWS([.Z5:.Z35])-[.Z3]" office:value-type="float" office:value="31">
            <text:p>31</text:p>
          </table:table-cell>
          <table:table-cell table:style-name="ce101" table:formula="of:=ROWS([.AA5:.AA35])-[.AA3]" office:value-type="float" office:value="31">
            <text:p>31</text:p>
          </table:table-cell>
          <table:table-cell table:style-name="ce101" table:formula="of:=ROWS([.AB5:.AB35])-[.AB3]" office:value-type="float" office:value="31">
            <text:p>31</text:p>
          </table:table-cell>
          <table:table-cell table:style-name="ce101" table:formula="of:=ROWS([.AC5:.AC35])-[.AC3]" office:value-type="float" office:value="31">
            <text:p>31</text:p>
          </table:table-cell>
          <table:table-cell table:style-name="ce101" table:formula="of:=ROWS([.AD5:.AD35])-[.AD3]" office:value-type="float" office:value="31">
            <text:p>31</text:p>
          </table:table-cell>
          <table:table-cell table:style-name="ce101" table:formula="of:=ROWS([.AE5:.AE35])-[.AE3]" office:value-type="float" office:value="31">
            <text:p>31</text:p>
          </table:table-cell>
          <table:table-cell table:style-name="ce101" table:formula="of:=ROWS([.AF5:.AF35])-[.AF3]" office:value-type="float" office:value="31">
            <text:p>31</text:p>
          </table:table-cell>
          <table:table-cell table:style-name="ce101" table:formula="of:=ROWS([.AG5:.AG35])-[.AG3]" office:value-type="float" office:value="31">
            <text:p>31</text:p>
          </table:table-cell>
          <table:table-cell table:style-name="ce70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8" table:formula="of:=SUM([.D5:.AG5])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8" table:formula="of:=SUM([.D6:.AG6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8" table:formula="of:=SUM([.D7:.AG7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8" table:formula="of:=SUM([.D8:.AG8])" office:value-type="float" office:value="1"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346in" svg:x="3.2976in" svg:y="1.0929in" draw:caption-point-x="-0.2402in" draw:caption-point-y="0.6012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18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98" table:formula="of:=SUM([.D9:.AG9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98" table:formula="of:=SUM([.D10:.AG10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1" svg:width="1.1413in" svg:height="0.2346in" svg:x="5.1449in" svg:y="1.6016in" draw:caption-point-x="-0.2402in" draw:caption-point-y="0.598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98" table:formula="of:=SUM([.D11:.AG11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98" table:formula="of:=SUM([.D12:.AG12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98" table:formula="of:=SUM([.D13:.AG13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98" table:formula="of:=SUM([.D14:.AG1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98" table:formula="of:=SUM([.D15:.AG1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98" table:formula="of:=SUM([.D16:.AG16])" office:value-type="float" office:value="0"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3.2976in" svg:y="3.085in" draw:caption-point-x="-0.2402in" draw:caption-point-y="0.6008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98" table:formula="of:=SUM([.D17:.AG17])" office:value-type="float" office:value="4.5">
            <text:p>4.5</text:p>
          </table:table-cell>
          <table:table-cell table:number-columns-repeated="3" table:style-name="ce102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.5">
            <text:p>0.5</text:p>
          </table:table-cell>
          <table:table-cell table:style-name="ce102" table:number-columns-repeated="2"/>
          <table:table-cell table:style-name="ce102" office:value-type="float" office:value="0.5"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Q</text:p>
          </table:table-cell>
          <table:table-cell table:style-name="ce98" table:formula="of:=SUM([.D18:.AG18])" office:value-type="float" office:value="3.5">
            <text:p>3.5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1" svg:width="1.1413in" svg:height="0.2346in" svg:x="6.9921in" svg:y="3.5858in" draw:caption-point-x="-0.2402in" draw:caption-point-y="0.5953in">
              <dc:date>2015-04-14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98" table:formula="of:=SUM([.D19:.AG19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346in" svg:x="5.5142in" svg:y="3.8299in" draw:caption-point-x="-0.2402in" draw:caption-point-y="0.5988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98" table:formula="of:=SUM([.D20:.AG20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2.928in" svg:y="4.0748in" draw:caption-point-x="-0.2402in" draw:caption-point-y="0.6016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98" table:formula="of:=SUM([.D21:.AG21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98" table:formula="of:=SUM([.D22:.AG22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346in" svg:x="5.5142in" svg:y="4.5732in" draw:caption-point-x="-0.2402in" draw:caption-point-y="0.5988in">
              <dc:date>2015-04-07T00:00:00</dc:date>
              <text:p text:style-name="P1"><text:span text:style-name="T1">Đi khám thai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98" table:formula="of:=SUM([.D23:.AG23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1" svg:width="1.1413in" svg:height="0.3902in" svg:x="4.4059in" svg:y="4.8197in" draw:caption-point-x="-0.2402in" draw:caption-point-y="0.6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98" table:formula="of:=SUM([.D24:.AG2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PhongVT</text:p>
          </table:table-cell>
          <table:table-cell table:style-name="ce98" table:formula="of:=SUM([.D25:.AG25])" office:value-type="float" office:value="4.5">
            <text:p>4.5</text:p>
          </table:table-cell>
          <table:table-cell table:style-name="ce102" office:value-type="float" office:value="0.5">
            <office:annotation draw:style-name="gr4" draw:text-style-name="P1" svg:width="1.1413in" svg:height="0.3902in" svg:x="2.5587in" svg:y="5.3126in" draw:caption-point-x="-0.2402in" draw:caption-point-y="0.602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102" office:value-type="float" office:value="0.5">
            <office:annotation draw:style-name="gr4" draw:text-style-name="P1" svg:width="1.1413in" svg:height="0.3902in" svg:x="2.928in" svg:y="5.3126in" draw:caption-point-x="-0.2402in" draw:caption-point-y="0.602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102" office:value-type="float" office:value="0.5">
            <office:annotation draw:style-name="gr4" draw:text-style-name="P1" svg:width="1.1413in" svg:height="0.3902in" svg:x="3.2976in" svg:y="5.3126in" draw:caption-point-x="-0.2402in" draw:caption-point-y="0.602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2" draw:text-style-name="P1" svg:width="1.1413in" svg:height="0.5457in" svg:x="5.5142in" svg:y="5.3193in" draw:caption-point-x="-0.2402in" draw:caption-point-y="0.5957in">
              <dc:date>2015-04-14T00:00:00</dc:date>
              <text:p text:style-name="P1"><text:span text:style-name="T1">Chở vợ đi khám bệnh (buổi chiều)</text:span></text:p>
            </office:annotation>
            <text:p>0.5</text:p>
          </table:table-cell>
          <table:table-cell table:style-name="ce102" office:value-type="float" office:value="1">
            <office:annotation draw:style-name="gr4" draw:text-style-name="P1" svg:width="1.1413in" svg:height="0.3902in" svg:x="5.8835in" svg:y="5.3193in" draw:caption-point-x="-0.2402in" draw:caption-point-y="0.5957in">
              <dc:date>2015-04-14T00:00:00</dc:date>
              <text:p text:style-name="P1"><text:span text:style-name="T1">Chở vợ đi khám bệnh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1" svg:width="1.1413in" svg:height="0.2346in" svg:x="6.9921in" svg:y="5.3193in" draw:caption-point-x="-0.2402in" draw:caption-point-y="0.5957in">
              <dc:date>2015-04-14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98" table:formula="of:=SUM([.D26:.AG26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1" svg:width="1.1413in" svg:height="0.2346in" svg:x="5.5142in" svg:y="5.5654in" draw:caption-point-x="-0.2402in" draw:caption-point-y="0.5972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1" svg:width="1.1413in" svg:height="0.3902in" svg:x="6.9921in" svg:y="5.5669in" draw:caption-point-x="-0.2402in" draw:caption-point-y="0.5957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98" table:formula="of:=SUM([.D27:.AG27])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1" svg:width="1.1413in" svg:height="0.5457in" svg:x="4.4059in" svg:y="5.811in" draw:caption-point-x="-0.2402in" draw:caption-point-y="0.599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4.7752in" svg:y="5.811in" draw:caption-point-x="-0.2402in" draw:caption-point-y="0.599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1449in" svg:y="5.811in" draw:caption-point-x="-0.2402in" draw:caption-point-y="0.599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5142in" svg:y="5.811in" draw:caption-point-x="-0.2402in" draw:caption-point-y="0.599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835in" svg:y="5.811in" draw:caption-point-x="-0.2402in" draw:caption-point-y="0.599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3" draw:text-style-name="P1" svg:width="1.1413in" svg:height="0.7012in" svg:x="6.9921in" svg:y="5.8146in" draw:caption-point-x="-0.2402in" draw:caption-point-y="0.5957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98" table:formula="of:=SUM([.D28:.AG28])" office:value-type="float" office:value="2.5">
            <text:p>2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3.2976in" svg:y="6.0567in" draw:caption-point-x="-0.2402in" draw:caption-point-y="0.6012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1" svg:width="1.1413in" svg:height="0.3902in" svg:x="6.9921in" svg:y="6.0622in" draw:caption-point-x="-0.2402in" draw:caption-point-y="0.5957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98" table:formula="of:=SUM([.D29:.AG29])" office:value-type="float" office:value="1.5">
            <text:p>1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1" svg:width="1.1413in" svg:height="0.2346in" svg:x="5.8835in" svg:y="6.3079in" draw:caption-point-x="-0.2402in" draw:caption-point-y="0.5976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1">
            <office:annotation draw:style-name="gr6" draw:text-style-name="P1" svg:width="1.1413in" svg:height="0.2346in" svg:x="6.9921in" svg:y="6.3079in" draw:caption-point-x="-0.2402in" draw:caption-point-y="0.5976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uNV</text:p>
          </table:table-cell>
          <table:table-cell table:style-name="ce98" table:formula="of:=SUM([.D30:.AG30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98" table:formula="of:=SUM([.D31:.AG31])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uanND</text:p>
          </table:table-cell>
          <table:table-cell table:style-name="ce98" table:formula="of:=SUM([.D32:.AG32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BA</text:p>
          </table:table-cell>
          <table:table-cell table:style-name="ce98" table:formula="of:=SUM([.D33:.AG33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TH</text:p>
          </table:table-cell>
          <table:table-cell table:style-name="ce98" table:formula="of:=SUM([.D34:.AG34])" office:value-type="float" office:value="1"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346in" svg:x="3.2976in" svg:y="7.5441in" draw:caption-point-x="-0.2402in" draw:caption-point-y="0.6in">
              <dc:date>2015-04-03T00:00:00</dc:date>
              <text:p text:style-name="P1"><text:span text:style-name="T1">Bị ốm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uNA</text:p>
          </table:table-cell>
          <table:table-cell table:style-name="ce98" table:formula="of:=SUM([.D35:.AG3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table:number-columns-repeated="17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6">
          <table:table-cell table:number-columns-repeated="1005"/>
        </table:table-row>
        <table:table-row table:style-name="ro2"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43</meta:editing-cycles>
    <meta:editing-duration>P5DT13H21M2S</meta:editing-duration>
    <meta:generator>OpenOffice/4.1.1$Win32 OpenOffice.org_project/411m6$Build-9775</meta:generator>
    <dc:date>2015-08-12T09:44:57.26</dc:date>
    <meta:document-statistic meta:table-count="7" meta:cell-count="2898" meta:object-count="0"/>
    <meta:user-defined meta:name="Info 1"/>
    <meta:user-defined meta:name="Info 2"/>
    <meta:user-defined meta:name="Info 3"/>
    <meta:user-defined meta:name="Info 4"/>
  </office:meta>
</office:document-meta>
</file>